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2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27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8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9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1" draw:fill-hatch-solid="true" draw:textarea-horizontal-align="center" draw:textarea-vertical-align="middle" loext:decorative="false"/>
    </style:style>
    <style:style style:name="gr32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33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34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35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9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1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02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72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173" style:family="graphic" style:parent-style-name="objectwithoutfill">
      <style:graphic-properties svg:stroke-width="0.03cm" svg:stroke-color="#800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4" style:family="graphic" style:parent-style-name="objectwithoutfill">
      <style:graphic-properties svg:stroke-width="0.03cm" svg:stroke-color="#8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5" style:family="graphic" style:parent-style-name="objectwithoutfill">
      <style:graphic-properties svg:stroke-width="0.03cm" svg:stroke-color="#ff6633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6" style:family="graphic" style:parent-style-name="objectwithoutfill">
      <style:graphic-properties svg:stroke-width="0.03cm" svg:stroke-color="#0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7" style:family="graphic" style:parent-style-name="objectwithoutfill">
      <style:graphic-properties svg:stroke-width="0.03cm" svg:stroke-color="#cccc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8" style:family="graphic" style:parent-style-name="objectwithoutfill">
      <style:graphic-properties svg:stroke-width="0.03cm" svg:stroke-color="#00008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9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80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181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82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183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4" style:family="graphic" style:parent-style-name="standard">
      <style:graphic-properties svg:stroke-width="0.03cm" svg:stroke-color="#ff0000" draw:marker-start-width="0.35cm" draw:marker-end-width="0.35cm" draw:fill="solid" draw:fill-color="#ff0000" draw:textarea-horizontal-align="center" draw:textarea-vertical-align="middle" fo:padding-top="0.14cm" fo:padding-bottom="0.14cm" fo:padding-left="0.265cm" fo:padding-right="0.265cm" loext:decorative="false"/>
    </style:style>
    <style:style style:name="gr185" style:family="graphic" style:parent-style-name="standard">
      <style:graphic-properties svg:stroke-width="0.03cm" svg:stroke-color="#000000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 loext:decorative="false"/>
    </style:style>
    <style:style style:name="gr186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87" style:family="graphic" style:parent-style-name="standard">
      <style:graphic-properties svg:stroke-width="0.03cm" svg:stroke-color="#000000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 loext:decorative="false"/>
    </style:style>
    <style:style style:name="gr188" style:family="graphic" style:parent-style-name="standard">
      <style:graphic-properties svg:stroke-width="0.03cm" svg:stroke-color="#000000" draw:marker-start-width="0.395cm" draw:marker-end-width="0.39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8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90" style:family="graphic" style:parent-style-name="objectwithoutfill">
      <style:graphic-properties svg:stroke-width="0.03cm" svg:stroke-color="#99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91" style:family="graphic" style:parent-style-name="objectwithoutfill">
      <style:graphic-properties svg:stroke-width="0.03cm" svg:stroke-color="#6600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96" style:family="graphic" style:parent-style-name="objectwithoutfill">
      <style:graphic-properties svg:stroke-width="0.03cm" svg:stroke-color="#8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97" style:family="graphic" style:parent-style-name="objectwithoutfill">
      <style:graphic-properties svg:stroke-width="0.03cm" svg:stroke-color="#ff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98" style:family="graphic" style:parent-style-name="objectwithoutfill">
      <style:graphic-properties svg:stroke-width="0.03cm" svg:stroke-color="#3333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99" style:family="graphic" style:parent-style-name="objectwithoutfill">
      <style:graphic-properties svg:stroke-width="0.03cm" svg:stroke-color="#6666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00" style:family="graphic" style:parent-style-name="objectwithoutfill">
      <style:graphic-properties svg:stroke-width="0.03cm" svg:stroke-color="#808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0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1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23" style:family="graphic" style:parent-style-name="standard">
      <style:graphic-properties svg:stroke-width="0.03cm" svg:stroke-color="#008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224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5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4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3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46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5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5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52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5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55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56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5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5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6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7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7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7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8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3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4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5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5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5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5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5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5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5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5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5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P1" style:family="paragraph">
      <loext:graphic-properties draw:fill="solid" draw:fill-color="#ccffff" draw:opacity="3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4c4c4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eb613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hatch" draw:fill-color="#c0c0c0" draw:fill-hatch-name="Red_20_90_20_Degrees_20_Crossed_20_1" draw:fill-hatch-solid="true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15" style:family="paragraph">
      <loext:graphic-properties draw:fill="hatch" draw:fill-hatch-name="Black_20_90_20_Degrees"/>
      <style:paragraph-properties fo:text-align="center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="hatch" draw:fill-color="#c0c0c0" draw:fill-hatch-name="Hatch15" draw:fill-hatch-solid="true"/>
      <style:paragraph-properties fo:text-align="center"/>
    </style:style>
    <style:style style:name="P27" style:family="paragraph">
      <loext:graphic-properties draw:fill="solid" draw:fill-color="#808000"/>
      <style:paragraph-properties fo:text-align="center"/>
    </style:style>
    <style:style style:name="P28" style:family="paragraph">
      <loext:graphic-properties draw:fill="solid" draw:fill-color="#800000"/>
      <style:paragraph-properties fo:text-align="center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style:paragraph-properties fo:text-align="center"/>
    </style:style>
    <style:style style:name="P31" style:family="paragraph">
      <loext:graphic-properties draw:fill-color="#ffffff" draw:opacity="0%"/>
      <style:paragraph-properties fo:text-align="center"/>
    </style:style>
    <style:style style:name="P32" style:family="paragraph">
      <style:text-properties fo:font-weight="bold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6cm" svg:height="1.8cm" svg:x="9.6cm" svg:y="4.6cm">
          <text:p/>
        </draw:rect>
        <draw:rect draw:style-name="gr1" draw:text-style-name="P1" draw:layer="layout" svg:width="1.6cm" svg:height="1.8cm" svg:x="11.4cm" svg:y="4.6cm">
          <text:p/>
        </draw:rect>
        <draw:rect draw:style-name="gr1" draw:text-style-name="P1" draw:layer="layout" svg:width="1.6cm" svg:height="1.8cm" svg:x="7.8cm" svg:y="4.6cm">
          <text:p/>
        </draw:rect>
        <draw:rect draw:style-name="gr1" draw:text-style-name="P1" draw:layer="layout" svg:width="1.6cm" svg:height="1.8cm" svg:x="6cm" svg:y="4.6cm">
          <text:p/>
        </draw:rect>
        <draw:frame draw:style-name="gr2" draw:text-style-name="P2" draw:layer="layout" svg:width="8.7cm" svg:height="0.3cm" svg:x="2.1cm" svg:y="28.3cm">
          <draw:text-box>
            <text:p><text:file-name text:display="full">G:\!Privat3\Eisenbahn\Sonstiges\odg\RCC_demo1_I2C_250105.odg</text:file-name></text:p>
          </draw:text-box>
        </draw:frame>
        <draw:g draw:style-name="gr3">
          <draw:rect draw:style-name="gr4" draw:text-style-name="P3" draw:layer="layout" svg:width="0.6cm" svg:height="1cm" draw:transform="rotate (-1.5707963267949) translate (10.9cm 5.7cm)">
            <text:p/>
          </draw:rect>
          <draw:rect draw:style-name="gr5" draw:text-style-name="P4" draw:layer="layout" svg:width="0.5cm" svg:height="0.9cm" draw:transform="rotate (-1.5707963267949) translate (10.85cm 5.75cm)">
            <text:p/>
          </draw:rect>
          <draw:rect draw:style-name="gr6" draw:text-style-name="P5" draw:layer="layout" svg:width="0.05cm" svg:height="0.3cm" draw:transform="rotate (-1.5707963267949) translate (10.55cm 6.25cm)">
            <text:p/>
          </draw:rect>
          <draw:circle draw:style-name="gr7" draw:text-style-name="P6" draw:layer="layout" svg:width="0.12cm" svg:height="0.12cm" draw:transform="rotate (-1.5707963267949) translate (10.26cm 6.04cm)">
            <text:p/>
          </draw:circle>
          <draw:circle draw:style-name="gr8" draw:text-style-name="P6" draw:layer="layout" svg:width="0.12cm" svg:height="0.12cm" draw:transform="rotate (-1.5707963267949) translate (10.46cm 6.04cm)">
            <text:p/>
          </draw:circle>
          <draw:circle draw:style-name="gr9" draw:text-style-name="P6" draw:layer="layout" svg:width="0.12cm" svg:height="0.12cm" draw:transform="rotate (-1.5707963267949) translate (10.66cm 6.04cm)">
            <text:p/>
          </draw:circle>
          <draw:circle draw:style-name="gr10" draw:text-style-name="P6" draw:layer="layout" svg:width="0.12cm" svg:height="0.12cm" draw:transform="rotate (-1.5707963267949) translate (10.26cm 5.84cm)">
            <text:p/>
          </draw:circle>
          <draw:circle draw:style-name="gr11" draw:text-style-name="P6" draw:layer="layout" svg:width="0.12cm" svg:height="0.12cm" draw:transform="rotate (-1.5707963267949) translate (10.46cm 5.84cm)">
            <text:p/>
          </draw:circle>
          <draw:circle draw:style-name="gr12" draw:text-style-name="P6" draw:layer="layout" svg:width="0.12cm" svg:height="0.12cm" draw:transform="rotate (-1.5707963267949) translate (10.66cm 5.84cm)">
            <text:p/>
          </draw:circle>
        </draw:g>
        <draw:rect draw:style-name="gr13" draw:text-style-name="P3" draw:layer="layout" svg:width="0.6cm" svg:height="1.4cm" draw:transform="rotate (-1.5707963267949) translate (11.1cm 4.7cm)">
          <text:p/>
        </draw:rect>
        <draw:rect draw:style-name="gr14" draw:text-style-name="P4" draw:layer="layout" svg:width="0.5cm" svg:height="1.3cm" draw:transform="rotate (-1.5707963267949) translate (11.05cm 4.75cm)">
          <text:p/>
        </draw:rect>
        <draw:rect draw:style-name="gr15" draw:text-style-name="P5" draw:layer="layout" svg:width="0.05cm" svg:height="0.3cm" draw:transform="rotate (-1.5707963267949) translate (10.55cm 5.25cm)">
          <text:p/>
        </draw:rect>
        <draw:circle draw:style-name="gr16" draw:text-style-name="P6" draw:layer="layout" svg:width="0.12cm" svg:height="0.12cm" draw:transform="rotate (-1.5707963267949) translate (10.06cm 5.04cm)">
          <text:p/>
        </draw:circle>
        <draw:circle draw:style-name="gr17" draw:text-style-name="P6" draw:layer="layout" svg:width="0.12cm" svg:height="0.12cm" draw:transform="rotate (-1.5707963267949) translate (10.26cm 5.04cm)">
          <text:p/>
        </draw:circle>
        <draw:circle draw:style-name="gr18" draw:text-style-name="P5" draw:layer="layout" svg:width="0.12cm" svg:height="0.12cm" draw:transform="rotate (-1.5707963267949) translate (10.46cm 5.04cm)">
          <text:p/>
        </draw:circle>
        <draw:circle draw:style-name="gr19" draw:text-style-name="P6" draw:layer="layout" svg:width="0.12cm" svg:height="0.12cm" draw:transform="rotate (-1.5707963267949) translate (10.06cm 4.84cm)">
          <text:p/>
        </draw:circle>
        <draw:circle draw:style-name="gr20" draw:text-style-name="P6" draw:layer="layout" svg:width="0.12cm" svg:height="0.12cm" draw:transform="rotate (-1.5707963267949) translate (10.26cm 4.84cm)">
          <text:p/>
        </draw:circle>
        <draw:circle draw:style-name="gr21" draw:text-style-name="P7" draw:layer="layout" svg:width="0.12cm" svg:height="0.12cm" draw:transform="rotate (-1.5707963267949) translate (10.46cm 4.84cm)">
          <text:p/>
        </draw:circle>
        <draw:circle draw:style-name="gr22" draw:text-style-name="P6" draw:layer="layout" svg:width="0.12cm" svg:height="0.12cm" draw:transform="rotate (-1.5707963267949) translate (10.66cm 5.04cm)">
          <text:p/>
        </draw:circle>
        <draw:circle draw:style-name="gr23" draw:text-style-name="P6" draw:layer="layout" svg:width="0.12cm" svg:height="0.12cm" draw:transform="rotate (-1.5707963267949) translate (10.86cm 5.04cm)">
          <text:p/>
        </draw:circle>
        <draw:circle draw:style-name="gr24" draw:text-style-name="P6" draw:layer="layout" svg:width="0.12cm" svg:height="0.12cm" draw:transform="rotate (-1.5707963267949) translate (10.66cm 4.84cm)">
          <text:p/>
        </draw:circle>
        <draw:circle draw:style-name="gr25" draw:text-style-name="P6" draw:layer="layout" svg:width="0.12cm" svg:height="0.12cm" draw:transform="rotate (-1.5707963267949) translate (10.86cm 4.84cm)">
          <text:p/>
        </draw:circle>
        <draw:frame draw:style-name="gr26" draw:text-style-name="P8" draw:layer="layout" svg:width="0.6cm" svg:height="0.379cm" svg:x="10.1cm" svg:y="5.321cm">
          <draw:text-box>
            <text:p><text:span text:style-name="T1">W2</text:span></text:p>
          </draw:text-box>
        </draw:frame>
        <draw:line draw:style-name="gr27" draw:text-style-name="P9" draw:layer="layout" svg:x1="10.6cm" svg:y1="6.1cm" svg:x2="10.6cm" svg:y2="6.9cm">
          <text:p/>
        </draw:line>
        <draw:line draw:style-name="gr27" draw:text-style-name="P9" draw:layer="layout" svg:x1="10.2cm" svg:y1="6.1cm" svg:x2="10.2cm" svg:y2="6.9cm">
          <text:p/>
        </draw:line>
        <draw:line draw:style-name="gr28" draw:text-style-name="P9" draw:layer="layout" svg:x1="10.4cm" svg:y1="6.1cm" svg:x2="10.4cm" svg:y2="6.9cm">
          <text:p/>
        </draw:line>
        <draw:circle draw:style-name="gr29" draw:text-style-name="P10" draw:layer="layout" svg:width="0.1cm" svg:height="0.1cm" draw:transform="rotate (-3.14159265358979) translate (10.455cm 7cm)">
          <text:p/>
        </draw:circle>
        <draw:circle draw:style-name="gr29" draw:text-style-name="P10" draw:layer="layout" svg:width="0.1cm" svg:height="0.1cm" draw:transform="rotate (-3.14159265358979) translate (10.655cm 7cm)">
          <text:p/>
        </draw:circle>
        <draw:circle draw:style-name="gr29" draw:text-style-name="P10" draw:layer="layout" svg:width="0.1cm" svg:height="0.1cm" draw:transform="rotate (-3.14159265358979) translate (10.255cm 7cm)">
          <text:p/>
        </draw:circle>
        <draw:line draw:style-name="gr27" draw:text-style-name="P9" draw:layer="layout" svg:x1="10.6cm" svg:y1="7.4cm" svg:x2="10.6cm" svg:y2="7cm">
          <text:p/>
        </draw:line>
        <draw:line draw:style-name="gr27" draw:text-style-name="P9" draw:layer="layout" svg:x1="10.2cm" svg:y1="7.4cm" svg:x2="10.2cm" svg:y2="7cm">
          <text:p/>
        </draw:line>
        <draw:g draw:style-name="gr30">
          <draw:polygon draw:style-name="gr31" draw:text-style-name="P11" draw:layer="layout" svg:width="1.499cm" svg:height="0.791cm" draw:transform="rotate (-3.14159265358979) translate (11.3cm 8.4cm)" svg:viewBox="0 0 1500 792" draw:points="0,400 100,0 1500,392 1500,792">
            <text:p/>
          </draw:polygon>
          <draw:polygon draw:style-name="gr32" draw:text-style-name="P12" draw:layer="layout" svg:width="1.349cm" svg:height="0.199cm" draw:transform="rotate (-3.14159265358979) translate (11.15cm 7.6cm)" svg:viewBox="0 0 1350 200" draw:points="1350,0 1350,132 935,198 414,200 0,101 0,0">
            <text:p/>
          </draw:polygon>
          <draw:rect draw:style-name="gr33" draw:text-style-name="P13" draw:layer="layout" svg:width="0.302cm" svg:height="0.096cm" draw:transform="rotate (-3.14159265358979) translate (10.921cm 7.565cm)">
            <text:p/>
          </draw:rect>
          <draw:g draw:style-name="gr3">
            <draw:polygon draw:style-name="gr34" draw:text-style-name="P14" draw:layer="layout" svg:width="1.799cm" svg:height="0.399cm" draw:transform="rotate (-3.14159265358979) translate (11.3cm 8cm)" svg:viewBox="0 0 1800 400" draw:points="0,400 0,0 1800,0 1799,400">
              <text:p/>
            </draw:polygon>
            <draw:line draw:style-name="gr35" draw:text-style-name="P15" draw:layer="layout" svg:x1="11.3cm" svg:y1="7.7cm" svg:x2="9.5cm" svg:y2="7.7cm">
              <text:p/>
            </draw:line>
            <draw:line draw:style-name="gr35" draw:text-style-name="P15" draw:layer="layout" svg:x1="11.3cm" svg:y1="7.9cm" svg:x2="9.5cm" svg:y2="7.9cm">
              <text:p/>
            </draw:line>
          </draw:g>
          <draw:line draw:style-name="gr35" draw:text-style-name="P15" draw:layer="layout" svg:x1="11.226cm" svg:y1="8.296cm" svg:x2="9.9cm" svg:y2="7.908cm">
            <text:p/>
          </draw:line>
          <draw:line draw:style-name="gr35" draw:text-style-name="P15" draw:layer="layout" svg:x1="11.275cm" svg:y1="8.102cm" svg:x2="9.9cm" svg:y2="7.708cm">
            <text:p/>
          </draw:line>
        </draw:g>
        <draw:line draw:style-name="gr28" draw:text-style-name="P9" draw:layer="layout" svg:x1="10.4cm" svg:y1="7.4cm" svg:x2="10.4cm" svg:y2="7cm">
          <text:p/>
        </draw:line>
        <draw:line draw:style-name="gr36" draw:text-style-name="P16" draw:layer="layout" svg:x1="9.201cm" svg:y1="2.61cm" svg:x2="9.905cm" svg:y2="2.605cm">
          <text:p/>
        </draw:line>
        <draw:line draw:style-name="gr37" draw:text-style-name="P16" draw:layer="layout" svg:x1="9.905cm" svg:y1="2.905cm" svg:x2="9.201cm" svg:y2="2.91cm">
          <text:p/>
        </draw:line>
        <draw:line draw:style-name="gr38" draw:text-style-name="P16" draw:layer="layout" svg:x1="9.198cm" svg:y1="2.308cm" svg:x2="9.905cm" svg:y2="2.305cm">
          <text:p/>
        </draw:line>
        <draw:line draw:style-name="gr39" draw:text-style-name="P16" draw:layer="layout" svg:x1="9.905cm" svg:y1="2.005cm" svg:x2="9.201cm" svg:y2="2.01cm">
          <text:p/>
        </draw:line>
        <draw:line draw:style-name="gr40" draw:text-style-name="P16" draw:layer="layout" svg:x1="6cm" svg:y1="2.61cm" svg:x2="6.7cm" svg:y2="2.61cm">
          <text:p/>
        </draw:line>
        <draw:line draw:style-name="gr41" draw:text-style-name="P16" draw:layer="layout" svg:x1="6.697cm" svg:y1="2.908cm" svg:x2="6cm" svg:y2="2.91cm">
          <text:p/>
        </draw:line>
        <draw:line draw:style-name="gr42" draw:text-style-name="P16" draw:layer="layout" svg:x1="6.9cm" svg:y1="3.01cm" svg:x2="6.9cm" svg:y2="3.21cm">
          <text:p/>
        </draw:line>
        <draw:line draw:style-name="gr43" draw:text-style-name="P16" draw:layer="layout" svg:x1="7.205cm" svg:y1="3.005cm" svg:x2="7.205cm" svg:y2="3.205cm">
          <text:p/>
        </draw:line>
        <draw:line draw:style-name="gr44" draw:text-style-name="P16" draw:layer="layout" svg:x1="7.5cm" svg:y1="3.01cm" svg:x2="7.5cm" svg:y2="3.21cm">
          <text:p/>
        </draw:line>
        <draw:line draw:style-name="gr45" draw:text-style-name="P16" draw:layer="layout" svg:x1="7.8cm" svg:y1="3.01cm" svg:x2="7.8cm" svg:y2="3.21cm">
          <text:p/>
        </draw:line>
        <draw:frame draw:style-name="gr46" draw:text-style-name="P18" draw:layer="layout" svg:width="1.9cm" svg:height="0.35cm" svg:x="7.005cm" svg:y="1.96cm">
          <draw:text-box>
            <text:p text:style-name="P17"><text:span text:style-name="T2">PCF8574-Board</text:span></text:p>
          </draw:text-box>
        </draw:frame>
        <draw:frame draw:style-name="gr47" draw:text-style-name="P19" draw:layer="layout" svg:width="0.24cm" svg:height="0.27cm" svg:x="7.085cm" svg:y="2.705cm">
          <draw:text-box>
            <text:p text:style-name="P17"><text:span text:style-name="T3">P6</text:span></text:p>
          </draw:text-box>
        </draw:frame>
        <draw:line draw:style-name="gr48" draw:text-style-name="P16" draw:layer="layout" svg:x1="8.1cm" svg:y1="3.01cm" svg:x2="8.1cm" svg:y2="3.21cm">
          <text:p/>
        </draw:line>
        <draw:line draw:style-name="gr49" draw:text-style-name="P16" draw:layer="layout" svg:x1="8.4cm" svg:y1="3.01cm" svg:x2="8.4cm" svg:y2="3.21cm">
          <text:p/>
        </draw:line>
        <draw:line draw:style-name="gr50" draw:text-style-name="P16" draw:layer="layout" svg:x1="8.7cm" svg:y1="3.01cm" svg:x2="8.7cm" svg:y2="3.21cm">
          <text:p/>
        </draw:line>
        <draw:line draw:style-name="gr51" draw:text-style-name="P16" draw:layer="layout" svg:x1="9cm" svg:y1="3.01cm" svg:x2="9cm" svg:y2="3.21cm">
          <text:p/>
        </draw:line>
        <draw:frame draw:style-name="gr52" draw:text-style-name="P18" draw:layer="layout" svg:width="2.1cm" svg:height="0.35cm" svg:x="6.9cm" svg:y="2.355cm">
          <draw:text-box>
            <text:p text:style-name="P17"><text:span text:style-name="T2">pcf8574_out: 0x20</text:span></text:p>
          </draw:text-box>
        </draw:frame>
        <draw:polyline draw:style-name="gr53" draw:text-style-name="P16" draw:layer="layout" svg:width="2.099cm" svg:height="0.399cm" svg:x="6.905cm" svg:y="1.905cm" svg:viewBox="0 0 2100 400" draw:points="2100,0 2100,400 0,400 0,0">
          <text:p/>
        </draw:polyline>
        <draw:frame draw:style-name="gr54" draw:text-style-name="P20" draw:layer="layout" svg:width="0.5cm" svg:height="0.3cm" svg:x="9.3cm" svg:y="2.05cm">
          <draw:text-box>
            <text:p text:style-name="P17"><text:span text:style-name="T4">GND</text:span></text:p>
          </draw:text-box>
        </draw:frame>
        <draw:line draw:style-name="gr55" draw:text-style-name="P16" draw:layer="layout" svg:x1="12.4cm" svg:y1="2.61cm" svg:x2="13.1cm" svg:y2="2.61cm">
          <text:p/>
        </draw:line>
        <draw:line draw:style-name="gr56" draw:text-style-name="P16" draw:layer="layout" svg:x1="13.1cm" svg:y1="2.91cm" svg:x2="12.4cm" svg:y2="2.91cm">
          <text:p/>
        </draw:line>
        <draw:line draw:style-name="gr57" draw:text-style-name="P16" draw:layer="layout" svg:x1="12.397cm" svg:y1="2.308cm" svg:x2="13.1cm" svg:y2="2.31cm">
          <text:p/>
        </draw:line>
        <draw:line draw:style-name="gr58" draw:text-style-name="P16" draw:layer="layout" svg:x1="13.1cm" svg:y1="2.01cm" svg:x2="12.4cm" svg:y2="2.01cm">
          <text:p/>
        </draw:line>
        <draw:frame draw:style-name="gr59" draw:text-style-name="P21" draw:layer="layout" svg:width="0.4cm" svg:height="0.35cm" svg:x="9.3cm" svg:y="1.7cm">
          <draw:text-box>
            <text:p text:style-name="P17"><text:span text:style-name="T5">+5V</text:span></text:p>
          </draw:text-box>
        </draw:frame>
        <draw:frame draw:style-name="gr60" draw:text-style-name="P20" draw:layer="layout" svg:width="0.5cm" svg:height="0.3cm" svg:x="12.5cm" svg:y="2.05cm">
          <draw:text-box>
            <text:p text:style-name="P17"><text:span text:style-name="T4">GND</text:span></text:p>
          </draw:text-box>
        </draw:frame>
        <draw:frame draw:style-name="gr61" draw:text-style-name="P22" draw:layer="layout" svg:width="0.5cm" svg:height="0.26cm" svg:x="12.5cm" svg:y="2.66cm">
          <draw:text-box>
            <text:p text:style-name="P17"><text:span text:style-name="T6">SCL</text:span></text:p>
          </draw:text-box>
        </draw:frame>
        <draw:frame draw:style-name="gr62" draw:text-style-name="P23" draw:layer="layout" svg:width="0.5cm" svg:height="0.24cm" svg:x="12.5cm" svg:y="2.38cm">
          <draw:text-box>
            <text:p text:style-name="P17"><text:span text:style-name="T7">SDA</text:span></text:p>
          </draw:text-box>
        </draw:frame>
        <draw:frame draw:style-name="gr63" draw:text-style-name="P21" draw:layer="layout" svg:width="0.4cm" svg:height="0.35cm" svg:x="12.5cm" svg:y="1.7cm">
          <draw:text-box>
            <text:p text:style-name="P17"><text:span text:style-name="T5">+5V</text:span></text:p>
          </draw:text-box>
        </draw:frame>
        <draw:rect draw:style-name="gr64" draw:text-style-name="P24" draw:layer="layout" svg:width="2.5cm" svg:height="1.1cm" svg:x="6.705cm" svg:y="1.91cm">
          <text:p/>
        </draw:rect>
        <draw:frame draw:style-name="gr65" draw:text-style-name="P22" draw:layer="layout" svg:width="0.5cm" svg:height="0.28cm" svg:x="6.107cm" svg:y="2.67cm">
          <draw:text-box>
            <text:p text:style-name="P17"><text:span text:style-name="T6">SCL</text:span></text:p>
          </draw:text-box>
        </draw:frame>
        <draw:frame draw:style-name="gr66" draw:text-style-name="P23" draw:layer="layout" svg:width="0.5cm" svg:height="0.28cm" svg:x="6.107cm" svg:y="2.367cm">
          <draw:text-box>
            <text:p text:style-name="P17"><text:span text:style-name="T7">SDA</text:span></text:p>
          </draw:text-box>
        </draw:frame>
        <draw:line draw:style-name="gr67" draw:text-style-name="P16" draw:layer="layout" svg:x1="6cm" svg:y1="2.31cm" svg:x2="6.7cm" svg:y2="2.31cm">
          <text:p/>
        </draw:line>
        <draw:line draw:style-name="gr68" draw:text-style-name="P16" draw:layer="layout" svg:x1="6.7cm" svg:y1="2cm" svg:x2="5.6cm" svg:y2="2cm">
          <text:p/>
        </draw:line>
        <draw:frame draw:style-name="gr69" draw:text-style-name="P20" draw:layer="layout" svg:width="0.5cm" svg:height="0.3cm" svg:x="6.1cm" svg:y="2.05cm">
          <draw:text-box>
            <text:p text:style-name="P17"><text:span text:style-name="T4">GND</text:span></text:p>
          </draw:text-box>
        </draw:frame>
        <draw:frame draw:style-name="gr70" draw:text-style-name="P21" draw:layer="layout" svg:width="0.4cm" svg:height="0.35cm" svg:x="6.1cm" svg:y="1.7cm">
          <draw:text-box>
            <text:p text:style-name="P17"><text:span text:style-name="T5">+5V</text:span></text:p>
          </draw:text-box>
        </draw:frame>
        <draw:frame draw:style-name="gr71" draw:text-style-name="P23" draw:layer="layout" svg:width="0.5cm" svg:height="0.28cm" svg:x="9.307cm" svg:y="2.367cm">
          <draw:text-box>
            <text:p text:style-name="P17"><text:span text:style-name="T7">SDA</text:span></text:p>
          </draw:text-box>
        </draw:frame>
        <draw:frame draw:style-name="gr72" draw:text-style-name="P22" draw:layer="layout" svg:width="0.5cm" svg:height="0.28cm" svg:x="9.307cm" svg:y="2.67cm">
          <draw:text-box>
            <text:p text:style-name="P17"><text:span text:style-name="T6">SCL</text:span></text:p>
          </draw:text-box>
        </draw:frame>
        <draw:frame draw:style-name="gr73" draw:text-style-name="P19" draw:layer="layout" svg:width="0.24cm" svg:height="0.27cm" svg:x="6.785cm" svg:y="2.705cm">
          <draw:text-box>
            <text:p text:style-name="P17"><text:span text:style-name="T3">P7</text:span></text:p>
          </draw:text-box>
        </draw:frame>
        <draw:frame draw:style-name="gr74" draw:text-style-name="P19" draw:layer="layout" svg:width="0.24cm" svg:height="0.27cm" svg:x="7.385cm" svg:y="2.705cm">
          <draw:text-box>
            <text:p text:style-name="P17"><text:span text:style-name="T3">P5</text:span></text:p>
          </draw:text-box>
        </draw:frame>
        <draw:frame draw:style-name="gr75" draw:text-style-name="P19" draw:layer="layout" svg:width="0.24cm" svg:height="0.27cm" svg:x="7.685cm" svg:y="2.705cm">
          <draw:text-box>
            <text:p text:style-name="P17"><text:span text:style-name="T3">P4</text:span></text:p>
          </draw:text-box>
        </draw:frame>
        <draw:frame draw:style-name="gr76" draw:text-style-name="P19" draw:layer="layout" svg:width="0.24cm" svg:height="0.27cm" svg:x="7.985cm" svg:y="2.705cm">
          <draw:text-box>
            <text:p text:style-name="P17"><text:span text:style-name="T3">P3</text:span></text:p>
          </draw:text-box>
        </draw:frame>
        <draw:frame draw:style-name="gr77" draw:text-style-name="P19" draw:layer="layout" svg:width="0.24cm" svg:height="0.27cm" svg:x="8.285cm" svg:y="2.705cm">
          <draw:text-box>
            <text:p text:style-name="P17"><text:span text:style-name="T3">P2</text:span></text:p>
          </draw:text-box>
        </draw:frame>
        <draw:frame draw:style-name="gr78" draw:text-style-name="P19" draw:layer="layout" svg:width="0.24cm" svg:height="0.27cm" svg:x="8.585cm" svg:y="2.705cm">
          <draw:text-box>
            <text:p text:style-name="P17"><text:span text:style-name="T3">P1</text:span></text:p>
          </draw:text-box>
        </draw:frame>
        <draw:frame draw:style-name="gr79" draw:text-style-name="P19" draw:layer="layout" svg:width="0.24cm" svg:height="0.27cm" svg:x="8.885cm" svg:y="2.705cm">
          <draw:text-box>
            <text:p text:style-name="P17"><text:span text:style-name="T3">P0</text:span></text:p>
          </draw:text-box>
        </draw:frame>
        <draw:line draw:style-name="gr80" draw:text-style-name="P16" draw:layer="layout" svg:x1="10.1cm" svg:y1="3.01cm" svg:x2="10.1cm" svg:y2="3.21cm">
          <text:p/>
        </draw:line>
        <draw:line draw:style-name="gr81" draw:text-style-name="P16" draw:layer="layout" svg:x1="10.405cm" svg:y1="3.005cm" svg:x2="10.405cm" svg:y2="3.205cm">
          <text:p/>
        </draw:line>
        <draw:line draw:style-name="gr82" draw:text-style-name="P16" draw:layer="layout" svg:x1="10.7cm" svg:y1="3.01cm" svg:x2="10.7cm" svg:y2="3.21cm">
          <text:p/>
        </draw:line>
        <draw:line draw:style-name="gr83" draw:text-style-name="P16" draw:layer="layout" svg:x1="11cm" svg:y1="3.01cm" svg:x2="11cm" svg:y2="3.21cm">
          <text:p/>
        </draw:line>
        <draw:frame draw:style-name="gr84" draw:text-style-name="P18" draw:layer="layout" svg:width="1.9cm" svg:height="0.35cm" svg:x="10.205cm" svg:y="1.96cm">
          <draw:text-box>
            <text:p text:style-name="P17"><text:span text:style-name="T2">PCF8574-Board</text:span></text:p>
          </draw:text-box>
        </draw:frame>
        <draw:frame draw:style-name="gr85" draw:text-style-name="P19" draw:layer="layout" svg:width="0.24cm" svg:height="0.27cm" svg:x="10.285cm" svg:y="2.705cm">
          <draw:text-box>
            <text:p text:style-name="P17"><text:span text:style-name="T3">P6</text:span></text:p>
          </draw:text-box>
        </draw:frame>
        <draw:line draw:style-name="gr86" draw:text-style-name="P16" draw:layer="layout" svg:x1="11.3cm" svg:y1="3.01cm" svg:x2="11.3cm" svg:y2="3.21cm">
          <text:p/>
        </draw:line>
        <draw:line draw:style-name="gr87" draw:text-style-name="P16" draw:layer="layout" svg:x1="11.6cm" svg:y1="3.01cm" svg:x2="11.6cm" svg:y2="3.21cm">
          <text:p/>
        </draw:line>
        <draw:line draw:style-name="gr88" draw:text-style-name="P16" draw:layer="layout" svg:x1="11.9cm" svg:y1="3.01cm" svg:x2="11.9cm" svg:y2="3.21cm">
          <text:p/>
        </draw:line>
        <draw:line draw:style-name="gr89" draw:text-style-name="P16" draw:layer="layout" svg:x1="12.2cm" svg:y1="3.01cm" svg:x2="12.2cm" svg:y2="3.21cm">
          <text:p/>
        </draw:line>
        <draw:frame draw:style-name="gr90" draw:text-style-name="P18" draw:layer="layout" svg:width="2.1cm" svg:height="0.35cm" svg:x="10.1cm" svg:y="2.355cm">
          <draw:text-box>
            <text:p text:style-name="P17"><text:span text:style-name="T2">pcf8574_in: 0x21</text:span></text:p>
          </draw:text-box>
        </draw:frame>
        <draw:polyline draw:style-name="gr91" draw:text-style-name="P16" draw:layer="layout" svg:width="2.099cm" svg:height="0.399cm" svg:x="10.105cm" svg:y="1.905cm" svg:viewBox="0 0 2100 400" draw:points="2100,0 2100,400 0,400 0,0">
          <text:p/>
        </draw:polyline>
        <draw:rect draw:style-name="gr92" draw:text-style-name="P24" draw:layer="layout" svg:width="2.5cm" svg:height="1.1cm" svg:x="9.905cm" svg:y="1.91cm">
          <text:p/>
        </draw:rect>
        <draw:frame draw:style-name="gr93" draw:text-style-name="P19" draw:layer="layout" svg:width="0.24cm" svg:height="0.27cm" svg:x="9.985cm" svg:y="2.705cm">
          <draw:text-box>
            <text:p text:style-name="P17"><text:span text:style-name="T3">P7</text:span></text:p>
          </draw:text-box>
        </draw:frame>
        <draw:frame draw:style-name="gr94" draw:text-style-name="P19" draw:layer="layout" svg:width="0.24cm" svg:height="0.27cm" svg:x="10.585cm" svg:y="2.705cm">
          <draw:text-box>
            <text:p text:style-name="P17"><text:span text:style-name="T3">P5</text:span></text:p>
          </draw:text-box>
        </draw:frame>
        <draw:frame draw:style-name="gr95" draw:text-style-name="P19" draw:layer="layout" svg:width="0.24cm" svg:height="0.27cm" svg:x="10.885cm" svg:y="2.705cm">
          <draw:text-box>
            <text:p text:style-name="P17"><text:span text:style-name="T3">P4</text:span></text:p>
          </draw:text-box>
        </draw:frame>
        <draw:frame draw:style-name="gr96" draw:text-style-name="P19" draw:layer="layout" svg:width="0.24cm" svg:height="0.27cm" svg:x="11.185cm" svg:y="2.705cm">
          <draw:text-box>
            <text:p text:style-name="P17"><text:span text:style-name="T3">P3</text:span></text:p>
          </draw:text-box>
        </draw:frame>
        <draw:frame draw:style-name="gr97" draw:text-style-name="P19" draw:layer="layout" svg:width="0.24cm" svg:height="0.27cm" svg:x="11.485cm" svg:y="2.705cm">
          <draw:text-box>
            <text:p text:style-name="P17"><text:span text:style-name="T3">P2</text:span></text:p>
          </draw:text-box>
        </draw:frame>
        <draw:frame draw:style-name="gr98" draw:text-style-name="P19" draw:layer="layout" svg:width="0.24cm" svg:height="0.27cm" svg:x="11.785cm" svg:y="2.705cm">
          <draw:text-box>
            <text:p text:style-name="P17"><text:span text:style-name="T3">P1</text:span></text:p>
          </draw:text-box>
        </draw:frame>
        <draw:frame draw:style-name="gr99" draw:text-style-name="P19" draw:layer="layout" svg:width="0.24cm" svg:height="0.27cm" svg:x="12.085cm" svg:y="2.705cm">
          <draw:text-box>
            <text:p text:style-name="P17"><text:span text:style-name="T3">P0</text:span></text:p>
          </draw:text-box>
        </draw:frame>
        <draw:frame draw:style-name="gr100" draw:text-style-name="P19" draw:layer="layout" svg:width="0.115cm" svg:height="0.27cm" svg:x="9.985cm" svg:y="6.005cm">
          <draw:text-box>
            <text:p text:style-name="P17"><text:span text:style-name="T3">1</text:span></text:p>
          </draw:text-box>
        </draw:frame>
        <draw:polygon draw:style-name="gr34" draw:text-style-name="P14" draw:layer="layout" svg:width="1.799cm" svg:height="0.399cm" svg:x="11.3cm" svg:y="7.6cm" svg:viewBox="0 0 1800 400" draw:points="1800,400 1800,0 0,0 0,400">
          <text:p/>
        </draw:polygon>
        <draw:line draw:style-name="gr35" draw:text-style-name="P15" draw:layer="layout" svg:x1="13.1cm" svg:y1="7.9cm" svg:x2="11.3cm" svg:y2="7.9cm">
          <text:p/>
        </draw:line>
        <draw:line draw:style-name="gr35" draw:text-style-name="P15" draw:layer="layout" svg:x1="13.1cm" svg:y1="7.7cm" svg:x2="11.3cm" svg:y2="7.7cm">
          <text:p/>
        </draw:line>
        <draw:circle draw:style-name="gr29" draw:text-style-name="P10" draw:layer="layout" svg:width="0.1cm" svg:height="0.1cm" svg:x="11.75cm" svg:y="6.9cm">
          <text:p/>
        </draw:circle>
        <draw:line draw:style-name="gr101" draw:text-style-name="P9" draw:layer="layout" svg:x1="12cm" svg:y1="7cm" svg:x2="12cm" svg:y2="7.8cm">
          <text:p/>
        </draw:line>
        <draw:line draw:style-name="gr102" draw:text-style-name="P9" draw:layer="layout" svg:x1="11.8cm" svg:y1="7cm" svg:x2="11.8cm" svg:y2="7.85cm">
          <text:p/>
        </draw:line>
        <draw:circle draw:style-name="gr29" draw:text-style-name="P10" draw:layer="layout" svg:width="0.1cm" svg:height="0.1cm" svg:x="11.95cm" svg:y="6.9cm">
          <text:p/>
        </draw:circle>
        <draw:rect draw:style-name="gr33" draw:text-style-name="P13" draw:layer="layout" svg:width="0.302cm" svg:height="0.096cm" svg:x="11.8cm" svg:y="7.75cm">
          <text:p/>
        </draw:rect>
        <draw:g draw:style-name="gr3">
          <draw:rect draw:style-name="gr103" draw:text-style-name="P3" draw:layer="layout" svg:width="0.6cm" svg:height="1cm" draw:transform="rotate (-1.5707963267949) translate (12.7cm 5.7cm)">
            <text:p/>
          </draw:rect>
          <draw:rect draw:style-name="gr104" draw:text-style-name="P4" draw:layer="layout" svg:width="0.5cm" svg:height="0.9cm" draw:transform="rotate (-1.5707963267949) translate (12.65cm 5.75cm)">
            <text:p/>
          </draw:rect>
          <draw:rect draw:style-name="gr105" draw:text-style-name="P5" draw:layer="layout" svg:width="0.05cm" svg:height="0.3cm" draw:transform="rotate (-1.5707963267949) translate (12.35cm 6.25cm)">
            <text:p/>
          </draw:rect>
          <draw:circle draw:style-name="gr106" draw:text-style-name="P6" draw:layer="layout" svg:width="0.12cm" svg:height="0.12cm" draw:transform="rotate (-1.5707963267949) translate (12.06cm 6.04cm)">
            <text:p/>
          </draw:circle>
          <draw:circle draw:style-name="gr107" draw:text-style-name="P6" draw:layer="layout" svg:width="0.12cm" svg:height="0.12cm" draw:transform="rotate (-1.5707963267949) translate (12.26cm 6.04cm)">
            <text:p/>
          </draw:circle>
          <draw:circle draw:style-name="gr108" draw:text-style-name="P6" draw:layer="layout" svg:width="0.12cm" svg:height="0.12cm" draw:transform="rotate (-1.5707963267949) translate (12.46cm 6.04cm)">
            <text:p/>
          </draw:circle>
          <draw:circle draw:style-name="gr109" draw:text-style-name="P6" draw:layer="layout" svg:width="0.12cm" svg:height="0.12cm" draw:transform="rotate (-1.5707963267949) translate (12.06cm 5.84cm)">
            <text:p/>
          </draw:circle>
          <draw:circle draw:style-name="gr110" draw:text-style-name="P6" draw:layer="layout" svg:width="0.12cm" svg:height="0.12cm" draw:transform="rotate (-1.5707963267949) translate (12.26cm 5.84cm)">
            <text:p/>
          </draw:circle>
          <draw:circle draw:style-name="gr111" draw:text-style-name="P6" draw:layer="layout" svg:width="0.12cm" svg:height="0.12cm" draw:transform="rotate (-1.5707963267949) translate (12.46cm 5.84cm)">
            <text:p/>
          </draw:circle>
        </draw:g>
        <draw:rect draw:style-name="gr112" draw:text-style-name="P3" draw:layer="layout" svg:width="0.6cm" svg:height="1.4cm" draw:transform="rotate (-1.5707963267949) translate (12.9cm 4.7cm)">
          <text:p/>
        </draw:rect>
        <draw:rect draw:style-name="gr113" draw:text-style-name="P4" draw:layer="layout" svg:width="0.5cm" svg:height="1.3cm" draw:transform="rotate (-1.5707963267949) translate (12.85cm 4.75cm)">
          <text:p/>
        </draw:rect>
        <draw:rect draw:style-name="gr114" draw:text-style-name="P5" draw:layer="layout" svg:width="0.05cm" svg:height="0.3cm" draw:transform="rotate (-1.5707963267949) translate (12.35cm 5.25cm)">
          <text:p/>
        </draw:rect>
        <draw:circle draw:style-name="gr115" draw:text-style-name="P6" draw:layer="layout" svg:width="0.12cm" svg:height="0.12cm" draw:transform="rotate (-1.5707963267949) translate (11.86cm 5.04cm)">
          <text:p/>
        </draw:circle>
        <draw:circle draw:style-name="gr116" draw:text-style-name="P6" draw:layer="layout" svg:width="0.12cm" svg:height="0.12cm" draw:transform="rotate (-1.5707963267949) translate (12.06cm 5.04cm)">
          <text:p/>
        </draw:circle>
        <draw:circle draw:style-name="gr117" draw:text-style-name="P5" draw:layer="layout" svg:width="0.12cm" svg:height="0.12cm" draw:transform="rotate (-1.5707963267949) translate (12.26cm 5.04cm)">
          <text:p/>
        </draw:circle>
        <draw:circle draw:style-name="gr118" draw:text-style-name="P6" draw:layer="layout" svg:width="0.12cm" svg:height="0.12cm" draw:transform="rotate (-1.5707963267949) translate (11.86cm 4.84cm)">
          <text:p/>
        </draw:circle>
        <draw:circle draw:style-name="gr119" draw:text-style-name="P6" draw:layer="layout" svg:width="0.12cm" svg:height="0.12cm" draw:transform="rotate (-1.5707963267949) translate (12.06cm 4.84cm)">
          <text:p/>
        </draw:circle>
        <draw:circle draw:style-name="gr120" draw:text-style-name="P7" draw:layer="layout" svg:width="0.12cm" svg:height="0.12cm" draw:transform="rotate (-1.5707963267949) translate (12.26cm 4.84cm)">
          <text:p/>
        </draw:circle>
        <draw:circle draw:style-name="gr121" draw:text-style-name="P6" draw:layer="layout" svg:width="0.12cm" svg:height="0.12cm" draw:transform="rotate (-1.5707963267949) translate (12.46cm 5.04cm)">
          <text:p/>
        </draw:circle>
        <draw:circle draw:style-name="gr122" draw:text-style-name="P6" draw:layer="layout" svg:width="0.12cm" svg:height="0.12cm" draw:transform="rotate (-1.5707963267949) translate (12.66cm 5.04cm)">
          <text:p/>
        </draw:circle>
        <draw:circle draw:style-name="gr123" draw:text-style-name="P6" draw:layer="layout" svg:width="0.12cm" svg:height="0.12cm" draw:transform="rotate (-1.5707963267949) translate (12.46cm 4.84cm)">
          <text:p/>
        </draw:circle>
        <draw:circle draw:style-name="gr124" draw:text-style-name="P6" draw:layer="layout" svg:width="0.12cm" svg:height="0.12cm" draw:transform="rotate (-1.5707963267949) translate (12.66cm 4.84cm)">
          <text:p/>
        </draw:circle>
        <draw:frame draw:style-name="gr26" draw:text-style-name="P8" draw:layer="layout" svg:width="0.8cm" svg:height="0.379cm" svg:x="11.8cm" svg:y="5.321cm">
          <draw:text-box>
            <text:p><text:span text:style-name="T1">1OUT</text:span></text:p>
          </draw:text-box>
        </draw:frame>
        <draw:polyline draw:style-name="gr27" draw:text-style-name="P9" draw:layer="layout" svg:width="0.893cm" svg:height="0.363cm" draw:transform="rotate (-1.99735479598231) translate (12.6260001637442cm 6.20270852530434cm)" svg:viewBox="0 0 894 364" draw:points="0,248 546,0 712,364 894,281">
          <text:p/>
        </draw:polyline>
        <draw:polyline draw:style-name="gr28" draw:text-style-name="P9" draw:layer="layout" svg:width="0.893cm" svg:height="0.363cm" draw:transform="rotate (-1.99735479598231) translate (12.3883334697868cm 6.18559043775362cm)" svg:viewBox="0 0 894 364" draw:points="0,207 455,0 621,364 894,240">
          <text:p/>
        </draw:polyline>
        <draw:frame draw:style-name="gr125" draw:text-style-name="P19" draw:layer="layout" svg:width="0.115cm" svg:height="0.27cm" svg:x="11.785cm" svg:y="6.005cm">
          <draw:text-box>
            <text:p text:style-name="P17"><text:span text:style-name="T3">1</text:span></text:p>
          </draw:text-box>
        </draw:frame>
        <draw:g draw:style-name="gr3">
          <draw:rect draw:style-name="gr126" draw:text-style-name="P3" draw:layer="layout" svg:width="0.6cm" svg:height="1cm" draw:transform="rotate (-1.5707963267949) translate (9.1cm 5.7cm)">
            <text:p/>
          </draw:rect>
          <draw:rect draw:style-name="gr127" draw:text-style-name="P4" draw:layer="layout" svg:width="0.5cm" svg:height="0.9cm" draw:transform="rotate (-1.5707963267949) translate (9.05cm 5.75cm)">
            <text:p/>
          </draw:rect>
          <draw:rect draw:style-name="gr128" draw:text-style-name="P5" draw:layer="layout" svg:width="0.05cm" svg:height="0.3cm" draw:transform="rotate (-1.5707963267949) translate (8.75cm 6.25cm)">
            <text:p/>
          </draw:rect>
          <draw:circle draw:style-name="gr129" draw:text-style-name="P6" draw:layer="layout" svg:width="0.12cm" svg:height="0.12cm" draw:transform="rotate (-1.5707963267949) translate (8.46cm 6.04cm)">
            <text:p/>
          </draw:circle>
          <draw:circle draw:style-name="gr130" draw:text-style-name="P6" draw:layer="layout" svg:width="0.12cm" svg:height="0.12cm" draw:transform="rotate (-1.5707963267949) translate (8.66cm 6.04cm)">
            <text:p/>
          </draw:circle>
          <draw:circle draw:style-name="gr131" draw:text-style-name="P6" draw:layer="layout" svg:width="0.12cm" svg:height="0.12cm" draw:transform="rotate (-1.5707963267949) translate (8.86cm 6.04cm)">
            <text:p/>
          </draw:circle>
          <draw:circle draw:style-name="gr132" draw:text-style-name="P6" draw:layer="layout" svg:width="0.12cm" svg:height="0.12cm" draw:transform="rotate (-1.5707963267949) translate (8.46cm 5.84cm)">
            <text:p/>
          </draw:circle>
          <draw:circle draw:style-name="gr133" draw:text-style-name="P6" draw:layer="layout" svg:width="0.12cm" svg:height="0.12cm" draw:transform="rotate (-1.5707963267949) translate (8.66cm 5.84cm)">
            <text:p/>
          </draw:circle>
          <draw:circle draw:style-name="gr134" draw:text-style-name="P6" draw:layer="layout" svg:width="0.12cm" svg:height="0.12cm" draw:transform="rotate (-1.5707963267949) translate (8.86cm 5.84cm)">
            <text:p/>
          </draw:circle>
        </draw:g>
        <draw:rect draw:style-name="gr135" draw:text-style-name="P3" draw:layer="layout" svg:width="0.6cm" svg:height="1.4cm" draw:transform="rotate (-1.5707963267949) translate (9.3cm 4.7cm)">
          <text:p/>
        </draw:rect>
        <draw:rect draw:style-name="gr136" draw:text-style-name="P4" draw:layer="layout" svg:width="0.5cm" svg:height="1.3cm" draw:transform="rotate (-1.5707963267949) translate (9.25cm 4.75cm)">
          <text:p/>
        </draw:rect>
        <draw:rect draw:style-name="gr137" draw:text-style-name="P5" draw:layer="layout" svg:width="0.05cm" svg:height="0.3cm" draw:transform="rotate (-1.5707963267949) translate (8.75cm 5.25cm)">
          <text:p/>
        </draw:rect>
        <draw:circle draw:style-name="gr138" draw:text-style-name="P6" draw:layer="layout" svg:width="0.12cm" svg:height="0.12cm" draw:transform="rotate (-1.5707963267949) translate (8.26cm 5.04cm)">
          <text:p/>
        </draw:circle>
        <draw:circle draw:style-name="gr139" draw:text-style-name="P6" draw:layer="layout" svg:width="0.12cm" svg:height="0.12cm" draw:transform="rotate (-1.5707963267949) translate (8.46cm 5.04cm)">
          <text:p/>
        </draw:circle>
        <draw:circle draw:style-name="gr140" draw:text-style-name="P5" draw:layer="layout" svg:width="0.12cm" svg:height="0.12cm" draw:transform="rotate (-1.5707963267949) translate (8.66cm 5.04cm)">
          <text:p/>
        </draw:circle>
        <draw:circle draw:style-name="gr141" draw:text-style-name="P6" draw:layer="layout" svg:width="0.12cm" svg:height="0.12cm" draw:transform="rotate (-1.5707963267949) translate (8.26cm 4.84cm)">
          <text:p/>
        </draw:circle>
        <draw:circle draw:style-name="gr142" draw:text-style-name="P6" draw:layer="layout" svg:width="0.12cm" svg:height="0.12cm" draw:transform="rotate (-1.5707963267949) translate (8.46cm 4.84cm)">
          <text:p/>
        </draw:circle>
        <draw:circle draw:style-name="gr143" draw:text-style-name="P7" draw:layer="layout" svg:width="0.12cm" svg:height="0.12cm" draw:transform="rotate (-1.5707963267949) translate (8.66cm 4.84cm)">
          <text:p/>
        </draw:circle>
        <draw:circle draw:style-name="gr144" draw:text-style-name="P6" draw:layer="layout" svg:width="0.12cm" svg:height="0.12cm" draw:transform="rotate (-1.5707963267949) translate (8.86cm 5.04cm)">
          <text:p/>
        </draw:circle>
        <draw:circle draw:style-name="gr145" draw:text-style-name="P6" draw:layer="layout" svg:width="0.12cm" svg:height="0.12cm" draw:transform="rotate (-1.5707963267949) translate (9.06cm 5.04cm)">
          <text:p/>
        </draw:circle>
        <draw:circle draw:style-name="gr146" draw:text-style-name="P6" draw:layer="layout" svg:width="0.12cm" svg:height="0.12cm" draw:transform="rotate (-1.5707963267949) translate (8.86cm 4.84cm)">
          <text:p/>
        </draw:circle>
        <draw:circle draw:style-name="gr147" draw:text-style-name="P6" draw:layer="layout" svg:width="0.12cm" svg:height="0.12cm" draw:transform="rotate (-1.5707963267949) translate (9.06cm 4.84cm)">
          <text:p/>
        </draw:circle>
        <draw:frame draw:style-name="gr26" draw:text-style-name="P8" draw:layer="layout" svg:width="0.6cm" svg:height="0.379cm" svg:x="8.3cm" svg:y="5.321cm">
          <draw:text-box>
            <text:p><text:span text:style-name="T1">W3</text:span></text:p>
          </draw:text-box>
        </draw:frame>
        <draw:frame draw:style-name="gr148" draw:text-style-name="P19" draw:layer="layout" svg:width="0.115cm" svg:height="0.27cm" svg:x="8.185cm" svg:y="6.005cm">
          <draw:text-box>
            <text:p text:style-name="P17"><text:span text:style-name="T3">1</text:span></text:p>
          </draw:text-box>
        </draw:frame>
        <draw:g draw:style-name="gr3">
          <draw:polygon draw:style-name="gr34" draw:text-style-name="P14" draw:layer="layout" svg:width="0.899cm" svg:height="0.399cm" svg:x="6.8cm" svg:y="7.6cm" svg:viewBox="0 0 900 400" draw:points="900,400 900,0 0,0 0,400">
            <text:p/>
          </draw:polygon>
          <draw:line draw:style-name="gr35" draw:text-style-name="P15" draw:layer="layout" svg:x1="7.7cm" svg:y1="7.9cm" svg:x2="6.8cm" svg:y2="7.9cm">
            <text:p/>
          </draw:line>
          <draw:line draw:style-name="gr35" draw:text-style-name="P15" draw:layer="layout" svg:x1="7.7cm" svg:y1="7.7cm" svg:x2="6.8cm" svg:y2="7.7cm">
            <text:p/>
          </draw:line>
        </draw:g>
        <draw:g draw:style-name="gr3">
          <draw:rect draw:style-name="gr149" draw:text-style-name="P3" draw:layer="layout" svg:width="0.6cm" svg:height="1cm" draw:transform="rotate (-1.5707963267949) translate (7.3cm 5.7cm)">
            <text:p/>
          </draw:rect>
          <draw:rect draw:style-name="gr150" draw:text-style-name="P4" draw:layer="layout" svg:width="0.5cm" svg:height="0.9cm" draw:transform="rotate (-1.5707963267949) translate (7.25cm 5.75cm)">
            <text:p/>
          </draw:rect>
          <draw:rect draw:style-name="gr151" draw:text-style-name="P5" draw:layer="layout" svg:width="0.05cm" svg:height="0.3cm" draw:transform="rotate (-1.5707963267949) translate (6.95cm 6.25cm)">
            <text:p/>
          </draw:rect>
          <draw:circle draw:style-name="gr152" draw:text-style-name="P6" draw:layer="layout" svg:width="0.12cm" svg:height="0.12cm" draw:transform="rotate (-1.5707963267949) translate (6.66cm 6.04cm)">
            <text:p/>
          </draw:circle>
          <draw:circle draw:style-name="gr153" draw:text-style-name="P6" draw:layer="layout" svg:width="0.12cm" svg:height="0.12cm" draw:transform="rotate (-1.5707963267949) translate (6.86cm 6.04cm)">
            <text:p/>
          </draw:circle>
          <draw:circle draw:style-name="gr154" draw:text-style-name="P6" draw:layer="layout" svg:width="0.12cm" svg:height="0.12cm" draw:transform="rotate (-1.5707963267949) translate (7.06cm 6.04cm)">
            <text:p/>
          </draw:circle>
          <draw:circle draw:style-name="gr155" draw:text-style-name="P6" draw:layer="layout" svg:width="0.12cm" svg:height="0.12cm" draw:transform="rotate (-1.5707963267949) translate (6.66cm 5.84cm)">
            <text:p/>
          </draw:circle>
          <draw:circle draw:style-name="gr156" draw:text-style-name="P6" draw:layer="layout" svg:width="0.12cm" svg:height="0.12cm" draw:transform="rotate (-1.5707963267949) translate (6.86cm 5.84cm)">
            <text:p/>
          </draw:circle>
          <draw:circle draw:style-name="gr157" draw:text-style-name="P6" draw:layer="layout" svg:width="0.12cm" svg:height="0.12cm" draw:transform="rotate (-1.5707963267949) translate (7.06cm 5.84cm)">
            <text:p/>
          </draw:circle>
        </draw:g>
        <draw:rect draw:style-name="gr158" draw:text-style-name="P3" draw:layer="layout" svg:width="0.6cm" svg:height="1.4cm" draw:transform="rotate (-1.5707963267949) translate (7.5cm 4.7cm)">
          <text:p/>
        </draw:rect>
        <draw:rect draw:style-name="gr159" draw:text-style-name="P4" draw:layer="layout" svg:width="0.5cm" svg:height="1.3cm" draw:transform="rotate (-1.5707963267949) translate (7.45cm 4.75cm)">
          <text:p/>
        </draw:rect>
        <draw:rect draw:style-name="gr160" draw:text-style-name="P5" draw:layer="layout" svg:width="0.05cm" svg:height="0.3cm" draw:transform="rotate (-1.5707963267949) translate (6.95cm 5.25cm)">
          <text:p/>
        </draw:rect>
        <draw:circle draw:style-name="gr161" draw:text-style-name="P6" draw:layer="layout" svg:width="0.12cm" svg:height="0.12cm" draw:transform="rotate (-1.5707963267949) translate (6.46cm 5.04cm)">
          <text:p/>
        </draw:circle>
        <draw:circle draw:style-name="gr162" draw:text-style-name="P6" draw:layer="layout" svg:width="0.12cm" svg:height="0.12cm" draw:transform="rotate (-1.5707963267949) translate (6.66cm 5.04cm)">
          <text:p/>
        </draw:circle>
        <draw:circle draw:style-name="gr163" draw:text-style-name="P5" draw:layer="layout" svg:width="0.12cm" svg:height="0.12cm" draw:transform="rotate (-1.5707963267949) translate (6.86cm 5.04cm)">
          <text:p/>
        </draw:circle>
        <draw:circle draw:style-name="gr164" draw:text-style-name="P6" draw:layer="layout" svg:width="0.12cm" svg:height="0.12cm" draw:transform="rotate (-1.5707963267949) translate (6.46cm 4.84cm)">
          <text:p/>
        </draw:circle>
        <draw:circle draw:style-name="gr165" draw:text-style-name="P6" draw:layer="layout" svg:width="0.12cm" svg:height="0.12cm" draw:transform="rotate (-1.5707963267949) translate (6.66cm 4.84cm)">
          <text:p/>
        </draw:circle>
        <draw:circle draw:style-name="gr166" draw:text-style-name="P7" draw:layer="layout" svg:width="0.12cm" svg:height="0.12cm" draw:transform="rotate (-1.5707963267949) translate (6.86cm 4.84cm)">
          <text:p/>
        </draw:circle>
        <draw:circle draw:style-name="gr167" draw:text-style-name="P6" draw:layer="layout" svg:width="0.12cm" svg:height="0.12cm" draw:transform="rotate (-1.5707963267949) translate (7.06cm 5.04cm)">
          <text:p/>
        </draw:circle>
        <draw:circle draw:style-name="gr168" draw:text-style-name="P6" draw:layer="layout" svg:width="0.12cm" svg:height="0.12cm" draw:transform="rotate (-1.5707963267949) translate (7.26cm 5.04cm)">
          <text:p/>
        </draw:circle>
        <draw:circle draw:style-name="gr169" draw:text-style-name="P6" draw:layer="layout" svg:width="0.12cm" svg:height="0.12cm" draw:transform="rotate (-1.5707963267949) translate (7.06cm 4.84cm)">
          <text:p/>
        </draw:circle>
        <draw:circle draw:style-name="gr170" draw:text-style-name="P6" draw:layer="layout" svg:width="0.12cm" svg:height="0.12cm" draw:transform="rotate (-1.5707963267949) translate (7.26cm 4.84cm)">
          <text:p/>
        </draw:circle>
        <draw:frame draw:style-name="gr26" draw:text-style-name="P8" draw:layer="layout" svg:width="0.6cm" svg:height="0.38cm" svg:x="6.5cm" svg:y="5.32cm">
          <draw:text-box>
            <text:p><text:span text:style-name="T1">2IO</text:span></text:p>
          </draw:text-box>
        </draw:frame>
        <draw:frame draw:style-name="gr171" draw:text-style-name="P19" draw:layer="layout" svg:width="0.115cm" svg:height="0.27cm" svg:x="6.385cm" svg:y="6.005cm">
          <draw:text-box>
            <text:p text:style-name="P17"><text:span text:style-name="T3">1</text:span></text:p>
          </draw:text-box>
        </draw:frame>
        <draw:g draw:style-name="gr3">
          <draw:polygon draw:style-name="gr34" draw:text-style-name="P14" draw:layer="layout" svg:width="0.899cm" svg:height="0.399cm" svg:x="5.9cm" svg:y="7.6cm" svg:viewBox="0 0 900 400" draw:points="900,400 900,0 0,0 0,400">
            <text:p/>
          </draw:polygon>
          <draw:line draw:style-name="gr35" draw:text-style-name="P15" draw:layer="layout" svg:x1="6.8cm" svg:y1="7.9cm" svg:x2="5.9cm" svg:y2="7.9cm">
            <text:p/>
          </draw:line>
          <draw:line draw:style-name="gr35" draw:text-style-name="P15" draw:layer="layout" svg:x1="6.8cm" svg:y1="7.7cm" svg:x2="5.9cm" svg:y2="7.7cm">
            <text:p/>
          </draw:line>
        </draw:g>
        <draw:rect draw:style-name="gr172" draw:text-style-name="P25" draw:layer="layout" svg:width="0.2cm" svg:height="0.1cm" svg:x="6.7cm" svg:y="7.65cm">
          <text:p/>
        </draw:rect>
        <draw:rect draw:style-name="gr172" draw:text-style-name="P25" draw:layer="layout" svg:width="0.2cm" svg:height="0.1cm" svg:x="6.7cm" svg:y="7.85cm">
          <text:p/>
        </draw:rect>
        <draw:polyline draw:style-name="gr173" draw:text-style-name="P9" draw:layer="layout" svg:width="0.299cm" svg:height="0.999cm" svg:x="6.4cm" svg:y="5.9cm" svg:viewBox="0 0 300 1000" draw:points="200,0 300,100 300,800 0,800 0,1000">
          <text:p/>
        </draw:polyline>
        <draw:polyline draw:style-name="gr174" draw:text-style-name="P9" draw:layer="layout" svg:width="0.099cm" svg:height="2.599cm" svg:x="8.4cm" svg:y="6.1cm" svg:viewBox="0 0 100 2600" draw:points="0,0 0,2600 100,2300">
          <text:p/>
        </draw:polyline>
        <draw:polyline draw:style-name="gr175" draw:text-style-name="P9" draw:layer="layout" svg:width="0.099cm" svg:height="2.599cm" svg:x="8.6cm" svg:y="6.1cm" svg:viewBox="0 0 100 2600" draw:points="0,0 0,2600 100,2300">
          <text:p/>
        </draw:polyline>
        <draw:polyline draw:style-name="gr176" draw:text-style-name="P9" draw:layer="layout" svg:width="0.099cm" svg:height="2.599cm" svg:x="8.8cm" svg:y="6.1cm" svg:viewBox="0 0 100 2600" draw:points="0,0 0,2600 100,2400">
          <text:p/>
        </draw:polyline>
        <draw:polyline draw:style-name="gr177" draw:text-style-name="P9" draw:layer="layout" svg:width="0.099cm" svg:height="1.299cm" svg:x="8.6cm" svg:y="5.9cm" svg:viewBox="0 0 100 1300" draw:points="0,0 100,100 100,1300">
          <text:p/>
        </draw:polyline>
        <draw:polyline draw:style-name="gr178" draw:text-style-name="P9" draw:layer="layout" svg:width="0.099cm" svg:height="1.199cm" svg:x="8.8cm" svg:y="5.9cm" svg:viewBox="0 0 100 1200" draw:points="0,0 100,100 100,1200">
          <text:p/>
        </draw:polyline>
        <draw:g draw:style-name="gr30">
          <draw:polygon draw:style-name="gr179" draw:text-style-name="P26" draw:layer="layout" svg:width="1.499cm" svg:height="0.81cm" svg:x="8cm" svg:y="7.202cm" svg:viewBox="0 0 1500 811" draw:points="1500,409 1400,0 0,401 0,811">
            <text:p/>
          </draw:polygon>
          <draw:polygon draw:style-name="gr31" draw:text-style-name="P11" draw:layer="layout" svg:width="1.499cm" svg:height="0.81cm" draw:transform="rotate (-3.14159265358979) translate (9.5cm 8.41198830409357cm)" svg:viewBox="0 0 1500 811" draw:points="0,409 100,0 1500,401 1500,811">
            <text:p/>
          </draw:polygon>
          <draw:g draw:style-name="gr3">
            <draw:polygon draw:style-name="gr32" draw:text-style-name="P12" draw:layer="layout" svg:width="1.351cm" svg:height="0.204cm" draw:transform="skewX (-0.0109955742875643) rotate (-0.268082573106329) translate (8.03963097438911cm 8.04178379657255cm)" svg:viewBox="0 0 1352 205" draw:points="0,1 0,135 416,203 938,205 1352,103 1352,0">
              <text:p/>
            </draw:polygon>
            <draw:rect draw:style-name="gr33" draw:text-style-name="P13" draw:layer="layout" svg:width="0.303cm" svg:height="0.098cm" draw:transform="skewX (-0.0101229096615671) rotate (-0.267384441405532) translate (8.821cm 8.293cm)">
              <text:p/>
            </draw:rect>
          </draw:g>
          <draw:g draw:style-name="gr3">
            <draw:polygon draw:style-name="gr34" draw:text-style-name="P14" draw:layer="layout" svg:width="1.799cm" svg:height="0.408cm" draw:transform="rotate (-3.14159265358979) translate (9.5cm 8.00263157894737cm)" svg:viewBox="0 0 1800 409" draw:points="0,409 0,0 1800,0 1799,409">
              <text:p/>
            </draw:polygon>
            <draw:line draw:style-name="gr35" draw:text-style-name="P15" draw:layer="layout" svg:x1="9.5cm" svg:y1="7.696cm" svg:x2="7.7cm" svg:y2="7.696cm">
              <text:p/>
            </draw:line>
            <draw:line draw:style-name="gr35" draw:text-style-name="P15" draw:layer="layout" svg:x1="9.5cm" svg:y1="7.9cm" svg:x2="7.7cm" svg:y2="7.9cm">
              <text:p/>
            </draw:line>
          </draw:g>
          <draw:line draw:style-name="gr35" draw:text-style-name="P15" draw:layer="layout" svg:x1="9.426cm" svg:y1="8.305cm" svg:x2="8.1cm" svg:y2="7.908cm">
            <text:p/>
          </draw:line>
          <draw:line draw:style-name="gr35" draw:text-style-name="P15" draw:layer="layout" svg:x1="9.475cm" svg:y1="8.107cm" svg:x2="8.1cm" svg:y2="7.704cm">
            <text:p/>
          </draw:line>
          <draw:line draw:style-name="gr35" draw:text-style-name="P15" draw:layer="layout" svg:x1="9.427cm" svg:y1="7.308cm" svg:x2="8.101cm" svg:y2="7.705cm">
            <text:p/>
          </draw:line>
          <draw:line draw:style-name="gr35" draw:text-style-name="P15" draw:layer="layout" svg:x1="9.476cm" svg:y1="7.506cm" svg:x2="8.101cm" svg:y2="7.909cm">
            <text:p/>
          </draw:line>
          <draw:g draw:style-name="gr3">
            <draw:polygon draw:style-name="gr32" draw:text-style-name="P12" draw:layer="layout" svg:width="1.35cm" svg:height="0.208cm" draw:transform="skewX (0.0191986217719376) rotate (-2.86548156592429) translate (9.33245519001438cm 7.20235561475746cm)" svg:viewBox="0 0 1351 209" draw:points="1351,0 1350,138 935,207 414,209 0,106 0,1">
              <text:p/>
            </draw:polygon>
            <draw:rect draw:style-name="gr33" draw:text-style-name="P13" draw:layer="layout" svg:width="0.301cm" svg:height="0.1cm" draw:transform="skewX (0.0300196631343025) rotate (-2.86600516469989) translate (8.526cm 7.393cm)">
              <text:p/>
            </draw:rect>
          </draw:g>
        </draw:g>
        <draw:circle draw:style-name="gr29" draw:text-style-name="P10" draw:layer="layout" svg:width="0.1cm" svg:height="0.1cm" svg:x="6.15cm" svg:y="6.9cm">
          <text:p/>
        </draw:circle>
        <draw:circle draw:style-name="gr29" draw:text-style-name="P10" draw:layer="layout" svg:width="0.1cm" svg:height="0.1cm" svg:x="6.35cm" svg:y="6.9cm">
          <text:p/>
        </draw:circle>
        <draw:circle draw:style-name="gr29" draw:text-style-name="P10" draw:layer="layout" svg:width="0.1cm" svg:height="0.1cm" svg:x="7.15cm" svg:y="6.9cm">
          <text:p/>
        </draw:circle>
        <draw:circle draw:style-name="gr29" draw:text-style-name="P10" draw:layer="layout" svg:width="0.1cm" svg:height="0.1cm" svg:x="7.35cm" svg:y="6.9cm">
          <text:p/>
        </draw:circle>
        <draw:frame draw:style-name="gr26" draw:text-style-name="P8" draw:layer="layout" svg:width="0.7cm" svg:height="0.6cm" svg:x="6.2cm" svg:y="8.5cm">
          <draw:text-box>
            <text:p><text:span text:style-name="T1">DT</text:span></text:p>
            <text:p><text:span text:style-name="T1">DCC 41</text:span></text:p>
          </draw:text-box>
        </draw:frame>
        <draw:frame draw:style-name="gr26" draw:text-style-name="P8" draw:layer="layout" svg:width="1.4cm" svg:height="0.6cm" svg:x="7.6cm" svg:y="8.5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26" draw:text-style-name="P8" draw:layer="layout" svg:width="0.7cm" svg:height="0.6cm" svg:x="10.2cm" svg:y="8.5cm">
          <draw:text-box>
            <text:p><text:span text:style-name="T1">T2</text:span></text:p>
            <text:p><text:span text:style-name="T1">DCC 21</text:span></text:p>
          </draw:text-box>
        </draw:frame>
        <draw:frame draw:style-name="gr26" draw:text-style-name="P8" draw:layer="layout" svg:width="0.7cm" svg:height="0.6cm" svg:x="11.6cm" svg:y="8.5cm">
          <draw:text-box>
            <text:p><text:span text:style-name="T1">UC</text:span></text:p>
            <text:p><text:span text:style-name="T1">DCC 11</text:span></text:p>
          </draw:text-box>
        </draw:frame>
        <draw:circle draw:style-name="gr180" draw:text-style-name="P27" draw:layer="layout" svg:width="0.1cm" svg:height="0.1cm" draw:transform="rotate (-3.14159265358979) translate (7.25cm 7.753cm)">
          <text:p/>
        </draw:circle>
        <draw:line draw:style-name="gr27" draw:text-style-name="P9" draw:layer="layout" svg:x1="7.2cm" svg:y1="7cm" svg:x2="7.2cm" svg:y2="7.7cm">
          <text:p/>
        </draw:line>
        <draw:line draw:style-name="gr181" draw:text-style-name="P9" draw:layer="layout" svg:x1="7.4cm" svg:y1="7cm" svg:x2="7.4cm" svg:y2="7.9cm">
          <text:p/>
        </draw:line>
        <draw:circle draw:style-name="gr182" draw:text-style-name="P28" draw:layer="layout" svg:width="0.1cm" svg:height="0.1cm" draw:transform="rotate (-3.14159265358979) translate (7.45cm 7.953cm)">
          <text:p/>
        </draw:circle>
        <draw:circle draw:style-name="gr180" draw:text-style-name="P27" draw:layer="layout" svg:width="0.1cm" svg:height="0.1cm" draw:transform="rotate (-3.14159265358979) translate (6.25cm 7.753cm)">
          <text:p/>
        </draw:circle>
        <draw:line draw:style-name="gr27" draw:text-style-name="P9" draw:layer="layout" svg:x1="6.2cm" svg:y1="7cm" svg:x2="6.2cm" svg:y2="7.7cm">
          <text:p/>
        </draw:line>
        <draw:line draw:style-name="gr181" draw:text-style-name="P9" draw:layer="layout" svg:x1="6.4cm" svg:y1="7.9cm" svg:x2="6.4cm" svg:y2="7cm">
          <text:p/>
        </draw:line>
        <draw:circle draw:style-name="gr182" draw:text-style-name="P28" draw:layer="layout" svg:width="0.1cm" svg:height="0.1cm" draw:transform="rotate (-3.14159265358979) translate (6.45cm 7.953cm)">
          <text:p/>
        </draw:circle>
        <draw:polyline draw:style-name="gr174" draw:text-style-name="P9" draw:layer="layout" svg:width="0.399cm" svg:height="0.798cm" svg:x="6.2cm" svg:y="6.101cm" svg:viewBox="0 0 400 799" draw:points="400,0 400,499 0,499 0,799">
          <text:p/>
        </draw:polyline>
        <draw:polyline draw:style-name="gr173" draw:text-style-name="P9" draw:layer="layout" svg:width="0.099cm" svg:height="1.299cm" svg:x="8.4cm" svg:y="5.9cm" svg:viewBox="0 0 100 1300" draw:points="0,0 100,100 100,1300">
          <text:p/>
        </draw:polyline>
        <draw:polyline draw:style-name="gr176" draw:text-style-name="P9" draw:layer="layout" svg:width="0.199cm" svg:height="0.799cm" svg:x="7cm" svg:y="6.1cm" svg:viewBox="0 0 200 800" draw:points="0,0 0,600 200,600 200,800">
          <text:p/>
        </draw:polyline>
        <draw:polyline draw:style-name="gr178" draw:text-style-name="P9" draw:layer="layout" svg:width="0.399cm" svg:height="0.999cm" svg:x="7cm" svg:y="5.9cm" svg:viewBox="0 0 400 1000" draw:points="0,0 100,100 100,700 400,700 400,1000">
          <text:p/>
        </draw:polyline>
        <draw:circle draw:style-name="gr29" draw:text-style-name="P10" draw:layer="layout" svg:width="0.1cm" svg:height="0.1cm" svg:x="8.35cm" svg:y="6.9cm">
          <text:p/>
        </draw:circle>
        <draw:circle draw:style-name="gr29" draw:text-style-name="P10" draw:layer="layout" svg:width="0.1cm" svg:height="0.1cm" svg:x="8.45cm" svg:y="6.9cm">
          <text:p/>
        </draw:circle>
        <draw:circle draw:style-name="gr29" draw:text-style-name="P10" draw:layer="layout" svg:width="0.1cm" svg:height="0.1cm" svg:x="8.55cm" svg:y="6.9cm">
          <text:p/>
        </draw:circle>
        <draw:circle draw:style-name="gr29" draw:text-style-name="P10" draw:layer="layout" svg:width="0.1cm" svg:height="0.1cm" svg:x="8.65cm" svg:y="6.9cm">
          <text:p/>
        </draw:circle>
        <draw:circle draw:style-name="gr29" draw:text-style-name="P10" draw:layer="layout" svg:width="0.1cm" svg:height="0.1cm" svg:x="8.75cm" svg:y="6.9cm">
          <text:p/>
        </draw:circle>
        <draw:circle draw:style-name="gr29" draw:text-style-name="P10" draw:layer="layout" svg:width="0.1cm" svg:height="0.1cm" svg:x="8.85cm" svg:y="6.9cm">
          <text:p/>
        </draw:circle>
        <draw:line draw:style-name="gr183" draw:text-style-name="P16" draw:layer="layout" svg:x1="5.8cm" svg:y1="3.5cm" svg:x2="5.8cm" svg:y2="2cm">
          <text:p/>
        </draw:line>
        <draw:circle draw:style-name="gr184" draw:text-style-name="P29" draw:layer="layout" svg:width="0.1cm" svg:height="0.1cm" svg:x="5.75cm" svg:y="1.95cm">
          <text:p/>
        </draw:circle>
        <draw:g draw:style-name="gr3">
          <draw:line draw:style-name="gr185" draw:text-style-name="P30" draw:layer="layout" svg:x1="5.95cm" svg:y1="3.55cm" svg:x2="6.15cm" svg:y2="3.65cm">
            <text:p/>
          </draw:line>
          <draw:line draw:style-name="gr185" draw:text-style-name="P30" draw:layer="layout" svg:x1="5.95cm" svg:y1="3.45cm" svg:x2="6.15cm" svg:y2="3.55cm">
            <text:p/>
          </draw:line>
        </draw:g>
        <draw:line draw:style-name="gr186" draw:text-style-name="P9" draw:layer="layout" svg:x1="5.7cm" svg:y1="3.6cm" svg:x2="5.9cm" svg:y2="3.6cm">
          <text:p/>
        </draw:line>
        <draw:polygon draw:style-name="gr187" draw:text-style-name="P31" draw:layer="layout" svg:width="0.199cm" svg:height="0.199cm" svg:x="5.7cm" svg:y="3.4cm" svg:viewBox="0 0 200 200" draw:points="0,0 200,0 100,200">
          <text:p/>
        </draw:polygon>
        <draw:line draw:style-name="gr186" draw:text-style-name="P9" draw:layer="layout" svg:x1="6.9cm" svg:y1="3.2cm" svg:x2="6.9cm" svg:y2="3.3cm">
          <text:p/>
        </draw:line>
        <draw:rect draw:style-name="gr188" draw:text-style-name="P10" draw:layer="layout" svg:width="0.201cm" svg:height="0.501cm" svg:x="6.799cm" svg:y="3.299cm">
          <text:p/>
        </draw:rect>
        <draw:polyline draw:style-name="gr186" draw:text-style-name="P9" draw:layer="layout" svg:width="1.117cm" svg:height="0.786cm" draw:transform="rotate (-2.96182374063438) translate (6.93518416484047cm 3.9936059535739cm)" svg:viewBox="0 0 1118 787" draw:points="0,197 36,0 1118,197 1011,787">
          <text:p/>
        </draw:polyline>
        <draw:frame draw:style-name="gr189" draw:text-style-name="P19" draw:layer="layout" svg:width="0.24cm" svg:height="0.27cm" svg:x="6.485cm" svg:y="3.405cm">
          <draw:text-box>
            <text:p text:style-name="P17"><text:span text:style-name="T3">330</text:span></text:p>
          </draw:text-box>
        </draw:frame>
        <draw:frame draw:style-name="gr26" draw:text-style-name="P8" draw:layer="layout" svg:width="0.7cm" svg:height="0.3cm" svg:x="5.9cm" svg:y="3.7cm">
          <draw:text-box>
            <text:p text:style-name="P32"><text:span text:style-name="T8">BL, DCC 51</text:span></text:p>
          </draw:text-box>
        </draw:frame>
        <draw:polyline draw:style-name="gr190" draw:text-style-name="P9" draw:layer="layout" svg:width="1.206cm" svg:height="1.724cm" draw:transform="rotate (-2.96182374063438) translate (7.50849745945585cm 4.89755186982228cm)" svg:viewBox="0 0 1207 1725" draw:points="1127,0 1207,116 1064,902 179,741 0,1725">
          <text:p/>
        </draw:polyline>
        <draw:polyline draw:style-name="gr191" draw:text-style-name="P9" draw:layer="layout" svg:width="3.764cm" svg:height="1.259cm" draw:transform="rotate (-2.96182374063438) translate (10.6253748559165cm 4.44015772689616cm)" svg:viewBox="0 0 3765 1260" draw:points="3685,0 3765,116 3640,804 197,178 0,1260">
          <text:p/>
        </draw:polyline>
        <draw:frame draw:style-name="gr192" draw:text-style-name="P19" draw:layer="layout" svg:width="0.115cm" svg:height="0.27cm" svg:x="6.186cm" svg:y="5.005cm">
          <draw:text-box>
            <text:p text:style-name="P17"><text:span text:style-name="T3">1</text:span></text:p>
          </draw:text-box>
        </draw:frame>
        <draw:frame draw:style-name="gr193" draw:text-style-name="P19" draw:layer="layout" svg:width="0.115cm" svg:height="0.27cm" svg:x="7.987cm" svg:y="5.005cm">
          <draw:text-box>
            <text:p text:style-name="P17"><text:span text:style-name="T3">1</text:span></text:p>
          </draw:text-box>
        </draw:frame>
        <draw:frame draw:style-name="gr194" draw:text-style-name="P19" draw:layer="layout" svg:width="0.115cm" svg:height="0.27cm" svg:x="9.788cm" svg:y="5.005cm">
          <draw:text-box>
            <text:p text:style-name="P17"><text:span text:style-name="T3">1</text:span></text:p>
          </draw:text-box>
        </draw:frame>
        <draw:frame draw:style-name="gr195" draw:text-style-name="P19" draw:layer="layout" svg:width="0.115cm" svg:height="0.27cm" svg:x="11.589cm" svg:y="5.005cm">
          <draw:text-box>
            <text:p text:style-name="P17"><text:span text:style-name="T3">1</text:span></text:p>
          </draw:text-box>
        </draw:frame>
        <draw:polyline draw:style-name="gr191" draw:text-style-name="P9" draw:layer="layout" svg:width="2.879cm" svg:height="1.421cm" draw:transform="rotate (-2.96182374063438) translate (11.5543239856582cm 4.59945449844615cm)" svg:viewBox="0 0 2880 1422" draw:points="2799,0 2880,116 2719,1002 161,537 0,1422">
          <text:p/>
        </draw:polyline>
        <draw:polyline draw:style-name="gr196" draw:text-style-name="P9" draw:layer="layout" svg:width="0.357cm" svg:height="1.743cm" draw:transform="rotate (-2.96182374063438) translate (8.44628915388329cm 4.85524167501728cm)" svg:viewBox="0 0 358 1744" draw:points="250,0 0,1377 358,1646 340,1744">
          <text:p/>
        </draw:polyline>
        <draw:polyline draw:style-name="gr197" draw:text-style-name="P9" draw:layer="layout" svg:width="0.715cm" svg:height="2.029cm" draw:transform="rotate (-2.96182374063438) translate (8.54948617709634cm 5.07283375743752cm)" svg:viewBox="0 0 716 2030" draw:points="152,0 232,116 0,1395 716,1932 698,2030">
          <text:p/>
        </draw:polyline>
        <draw:polyline draw:style-name="gr198" draw:text-style-name="P9" draw:layer="layout" svg:width="2.647cm" svg:height="1.279cm" draw:transform="rotate (-2.96182374063438) translate (11.4049206824347cm 4.42760568027341cm)" svg:viewBox="0 0 2648 1280" draw:points="2648,0 2486,886 125,457 0,1146 179,1280">
          <text:p/>
        </draw:polyline>
        <draw:polyline draw:style-name="gr190" draw:text-style-name="P9" draw:layer="layout" svg:width="0.321cm" svg:height="1.886cm" draw:transform="rotate (-2.96182374063438) translate (8.43744658919752cm 5.05684864137226cm)" svg:viewBox="0 0 322 1887" draw:points="241,0 322,116 144,1100 126,1199 0,1887">
          <text:p/>
        </draw:polyline>
        <draw:polyline draw:style-name="gr199" draw:text-style-name="P9" draw:layer="layout" svg:width="2.45cm" svg:height="1.564cm" draw:transform="rotate (-2.96182374063438) translate (11.3319279136699cm 4.67621687455319cm)" svg:viewBox="0 0 2451 1565" draw:points="2370,0 2451,116 2254,1199 89,805 0,1297 358,1565">
          <text:p/>
        </draw:polyline>
        <draw:polyline draw:style-name="gr200" draw:text-style-name="P9" draw:layer="layout" svg:width="1.18cm" svg:height="2.101cm" draw:transform="rotate (-2.96182374063438) translate (10.1671421999808cm 5.06998857587287cm)" svg:viewBox="0 0 1181 2102" draw:points="168,0 248,116 0,1494 1181,1709 1109,2102">
          <text:p/>
        </draw:polyline>
        <draw:polyline draw:style-name="gr196" draw:text-style-name="P9" draw:layer="layout" svg:width="1.484cm" svg:height="1.958cm" draw:transform="rotate (-2.96182374063438) translate (10.2111049890428cm 4.86163572144338cm)" svg:viewBox="0 0 1485 1959" draw:points="215,0 0,1181 1377,1431 1306,1825 1485,1959">
          <text:p/>
        </draw:polyline>
        <draw:polyline draw:style-name="gr191" draw:text-style-name="P9" draw:layer="layout" svg:width="1.698cm" svg:height="1.636cm" draw:transform="rotate (-2.96182374063438) translate (12.1926882642148cm 4.81055948748897cm)" svg:viewBox="0 0 1699 1637" draw:points="1619,0 1699,116 1592,707 215,456 0,1637">
          <text:p/>
        </draw:polyline>
        <draw:polyline draw:style-name="gr198" draw:text-style-name="P9" draw:layer="layout" svg:width="1.466cm" svg:height="1.494cm" draw:transform="rotate (-2.96182374063438) translate (12.0432849609913cm 4.63871066931623cm)" svg:viewBox="0 0 1467 1495" draw:points="1467,0 1359,591 179,377 0,1361 179,1495">
          <text:p/>
        </draw:polyline>
        <draw:polyline draw:style-name="gr200" draw:text-style-name="P9" draw:layer="layout" svg:width="2.557cm" svg:height="2.37cm" draw:transform="rotate (-2.96182374063438) translate (11.8881072264383cm 5.08535166484792cm)" svg:viewBox="0 0 2558 2371" draw:points="88,0 268,135 0,1611 2558,2076 2504,2371">
          <text:p/>
        </draw:polyline>
        <draw:polyline draw:style-name="gr191" draw:text-style-name="P9" draw:layer="layout" svg:width="0.222cm" svg:height="1.905cm" draw:transform="rotate (-2.96182374063438) translate (12.5408515034669cm 5.07558467438457cm)" svg:viewBox="0 0 223 1906" draw:points="142,0 223,116 115,707 215,726 0,1906">
          <text:p/>
        </draw:polyline>
        <draw:g draw:style-name="gr3">
          <draw:rect draw:style-name="gr201" draw:text-style-name="P3" draw:layer="layout" svg:width="0.6cm" svg:height="1cm" draw:transform="rotate (-1.5707963267949) translate (10.9cm 14.8cm)">
            <text:p/>
          </draw:rect>
          <draw:rect draw:style-name="gr202" draw:text-style-name="P4" draw:layer="layout" svg:width="0.5cm" svg:height="0.9cm" draw:transform="rotate (-1.5707963267949) translate (10.85cm 14.85cm)">
            <text:p/>
          </draw:rect>
          <draw:rect draw:style-name="gr203" draw:text-style-name="P5" draw:layer="layout" svg:width="0.05cm" svg:height="0.3cm" draw:transform="rotate (-1.5707963267949) translate (10.55cm 15.35cm)">
            <text:p/>
          </draw:rect>
          <draw:circle draw:style-name="gr204" draw:text-style-name="P6" draw:layer="layout" svg:width="0.12cm" svg:height="0.12cm" draw:transform="rotate (-1.5707963267949) translate (10.26cm 15.14cm)">
            <text:p/>
          </draw:circle>
          <draw:circle draw:style-name="gr205" draw:text-style-name="P6" draw:layer="layout" svg:width="0.12cm" svg:height="0.12cm" draw:transform="rotate (-1.5707963267949) translate (10.46cm 15.14cm)">
            <text:p/>
          </draw:circle>
          <draw:circle draw:style-name="gr206" draw:text-style-name="P6" draw:layer="layout" svg:width="0.12cm" svg:height="0.12cm" draw:transform="rotate (-1.5707963267949) translate (10.66cm 15.14cm)">
            <text:p/>
          </draw:circle>
          <draw:circle draw:style-name="gr207" draw:text-style-name="P6" draw:layer="layout" svg:width="0.12cm" svg:height="0.12cm" draw:transform="rotate (-1.5707963267949) translate (10.26cm 14.94cm)">
            <text:p/>
          </draw:circle>
          <draw:circle draw:style-name="gr208" draw:text-style-name="P6" draw:layer="layout" svg:width="0.12cm" svg:height="0.12cm" draw:transform="rotate (-1.5707963267949) translate (10.46cm 14.94cm)">
            <text:p/>
          </draw:circle>
          <draw:circle draw:style-name="gr209" draw:text-style-name="P6" draw:layer="layout" svg:width="0.12cm" svg:height="0.12cm" draw:transform="rotate (-1.5707963267949) translate (10.66cm 14.94cm)">
            <text:p/>
          </draw:circle>
        </draw:g>
        <draw:rect draw:style-name="gr210" draw:text-style-name="P3" draw:layer="layout" svg:width="0.6cm" svg:height="1.4cm" draw:transform="rotate (-1.5707963267949) translate (11.1cm 13.8cm)">
          <text:p/>
        </draw:rect>
        <draw:rect draw:style-name="gr211" draw:text-style-name="P4" draw:layer="layout" svg:width="0.5cm" svg:height="1.3cm" draw:transform="rotate (-1.5707963267949) translate (11.05cm 13.85cm)">
          <text:p/>
        </draw:rect>
        <draw:rect draw:style-name="gr212" draw:text-style-name="P5" draw:layer="layout" svg:width="0.05cm" svg:height="0.3cm" draw:transform="rotate (-1.5707963267949) translate (10.55cm 14.35cm)">
          <text:p/>
        </draw:rect>
        <draw:circle draw:style-name="gr213" draw:text-style-name="P6" draw:layer="layout" svg:width="0.12cm" svg:height="0.12cm" draw:transform="rotate (-1.5707963267949) translate (10.06cm 14.14cm)">
          <text:p/>
        </draw:circle>
        <draw:circle draw:style-name="gr214" draw:text-style-name="P6" draw:layer="layout" svg:width="0.12cm" svg:height="0.12cm" draw:transform="rotate (-1.5707963267949) translate (10.26cm 14.14cm)">
          <text:p/>
        </draw:circle>
        <draw:circle draw:style-name="gr215" draw:text-style-name="P5" draw:layer="layout" svg:width="0.12cm" svg:height="0.12cm" draw:transform="rotate (-1.5707963267949) translate (10.46cm 14.14cm)">
          <text:p/>
        </draw:circle>
        <draw:circle draw:style-name="gr216" draw:text-style-name="P6" draw:layer="layout" svg:width="0.12cm" svg:height="0.12cm" draw:transform="rotate (-1.5707963267949) translate (10.06cm 13.94cm)">
          <text:p/>
        </draw:circle>
        <draw:circle draw:style-name="gr217" draw:text-style-name="P6" draw:layer="layout" svg:width="0.12cm" svg:height="0.12cm" draw:transform="rotate (-1.5707963267949) translate (10.26cm 13.94cm)">
          <text:p/>
        </draw:circle>
        <draw:circle draw:style-name="gr218" draw:text-style-name="P7" draw:layer="layout" svg:width="0.12cm" svg:height="0.12cm" draw:transform="rotate (-1.5707963267949) translate (10.46cm 13.94cm)">
          <text:p/>
        </draw:circle>
        <draw:circle draw:style-name="gr219" draw:text-style-name="P6" draw:layer="layout" svg:width="0.12cm" svg:height="0.12cm" draw:transform="rotate (-1.5707963267949) translate (10.66cm 14.14cm)">
          <text:p/>
        </draw:circle>
        <draw:circle draw:style-name="gr220" draw:text-style-name="P6" draw:layer="layout" svg:width="0.12cm" svg:height="0.12cm" draw:transform="rotate (-1.5707963267949) translate (10.86cm 14.14cm)">
          <text:p/>
        </draw:circle>
        <draw:circle draw:style-name="gr221" draw:text-style-name="P6" draw:layer="layout" svg:width="0.12cm" svg:height="0.12cm" draw:transform="rotate (-1.5707963267949) translate (10.66cm 13.94cm)">
          <text:p/>
        </draw:circle>
        <draw:circle draw:style-name="gr222" draw:text-style-name="P6" draw:layer="layout" svg:width="0.12cm" svg:height="0.12cm" draw:transform="rotate (-1.5707963267949) translate (10.86cm 13.94cm)">
          <text:p/>
        </draw:circle>
        <draw:frame draw:style-name="gr26" draw:text-style-name="P8" draw:layer="layout" svg:width="0.6cm" svg:height="0.379cm" svg:x="10.1cm" svg:y="14.421cm">
          <draw:text-box>
            <text:p><text:span text:style-name="T1">W2</text:span></text:p>
          </draw:text-box>
        </draw:frame>
        <draw:rect draw:style-name="gr223" draw:text-style-name="P31" draw:layer="layout" svg:width="1.6cm" svg:height="1.8cm" svg:x="9.6cm" svg:y="13.7cm">
          <text:p/>
        </draw:rect>
        <draw:line draw:style-name="gr27" draw:text-style-name="P9" draw:layer="layout" svg:x1="10.6cm" svg:y1="15.2cm" svg:x2="10.6cm" svg:y2="16.3cm">
          <text:p/>
        </draw:line>
        <draw:line draw:style-name="gr27" draw:text-style-name="P9" draw:layer="layout" svg:x1="10.2cm" svg:y1="15.2cm" svg:x2="10.2cm" svg:y2="16.3cm">
          <text:p/>
        </draw:line>
        <draw:line draw:style-name="gr28" draw:text-style-name="P9" draw:layer="layout" svg:x1="10.4cm" svg:y1="15.2cm" svg:x2="10.4cm" svg:y2="16.3cm">
          <text:p/>
        </draw:line>
        <draw:circle draw:style-name="gr29" draw:text-style-name="P10" draw:layer="layout" svg:width="0.1cm" svg:height="0.1cm" draw:transform="rotate (-3.14159265358979) translate (10.455cm 16.4cm)">
          <text:p/>
        </draw:circle>
        <draw:circle draw:style-name="gr29" draw:text-style-name="P10" draw:layer="layout" svg:width="0.1cm" svg:height="0.1cm" draw:transform="rotate (-3.14159265358979) translate (10.655cm 16.4cm)">
          <text:p/>
        </draw:circle>
        <draw:circle draw:style-name="gr29" draw:text-style-name="P10" draw:layer="layout" svg:width="0.1cm" svg:height="0.1cm" draw:transform="rotate (-3.14159265358979) translate (10.255cm 16.4cm)">
          <text:p/>
        </draw:circle>
        <draw:line draw:style-name="gr27" draw:text-style-name="P9" draw:layer="layout" svg:x1="10.605cm" svg:y1="16.5cm" svg:x2="10.605cm" svg:y2="16.4cm">
          <text:p/>
        </draw:line>
        <draw:line draw:style-name="gr27" draw:text-style-name="P9" draw:layer="layout" svg:x1="10.2cm" svg:y1="16.5cm" svg:x2="10.205cm" svg:y2="16.4cm">
          <text:p/>
        </draw:line>
        <draw:g draw:style-name="gr30">
          <draw:polygon draw:style-name="gr31" draw:text-style-name="P11" draw:layer="layout" svg:width="1.499cm" svg:height="0.791cm" draw:transform="rotate (-3.14159265358979) translate (11.3cm 17.5cm)" svg:viewBox="0 0 1500 792" draw:points="0,400 100,0 1500,392 1500,792">
            <text:p/>
          </draw:polygon>
          <draw:polygon draw:style-name="gr32" draw:text-style-name="P12" draw:layer="layout" svg:width="1.349cm" svg:height="0.199cm" draw:transform="rotate (-3.14159265358979) translate (11.15cm 16.7cm)" svg:viewBox="0 0 1350 200" draw:points="1350,0 1350,132 935,198 414,200 0,101 0,0">
            <text:p/>
          </draw:polygon>
          <draw:rect draw:style-name="gr33" draw:text-style-name="P13" draw:layer="layout" svg:width="0.302cm" svg:height="0.096cm" draw:transform="rotate (-3.14159265358979) translate (10.921cm 16.665cm)">
            <text:p/>
          </draw:rect>
          <draw:g draw:style-name="gr3">
            <draw:polygon draw:style-name="gr34" draw:text-style-name="P14" draw:layer="layout" svg:width="1.799cm" svg:height="0.399cm" draw:transform="rotate (-3.14159265358979) translate (11.3cm 17.1cm)" svg:viewBox="0 0 1800 400" draw:points="0,400 0,0 1800,0 1799,400">
              <text:p/>
            </draw:polygon>
            <draw:line draw:style-name="gr35" draw:text-style-name="P15" draw:layer="layout" svg:x1="11.3cm" svg:y1="16.8cm" svg:x2="9.5cm" svg:y2="16.8cm">
              <text:p/>
            </draw:line>
            <draw:line draw:style-name="gr35" draw:text-style-name="P15" draw:layer="layout" svg:x1="11.3cm" svg:y1="17cm" svg:x2="9.5cm" svg:y2="17cm">
              <text:p/>
            </draw:line>
          </draw:g>
          <draw:line draw:style-name="gr35" draw:text-style-name="P15" draw:layer="layout" svg:x1="11.226cm" svg:y1="17.396cm" svg:x2="9.9cm" svg:y2="17.008cm">
            <text:p/>
          </draw:line>
          <draw:line draw:style-name="gr35" draw:text-style-name="P15" draw:layer="layout" svg:x1="11.275cm" svg:y1="17.202cm" svg:x2="9.9cm" svg:y2="16.808cm">
            <text:p/>
          </draw:line>
        </draw:g>
        <draw:line draw:style-name="gr28" draw:text-style-name="P9" draw:layer="layout" svg:x1="10.405cm" svg:y1="16.5cm" svg:x2="10.405cm" svg:y2="16.4cm">
          <text:p/>
        </draw:line>
        <draw:line draw:style-name="gr224" draw:text-style-name="P16" draw:layer="layout" svg:x1="9.201cm" svg:y1="11.71cm" svg:x2="9.905cm" svg:y2="11.705cm">
          <text:p/>
        </draw:line>
        <draw:line draw:style-name="gr225" draw:text-style-name="P16" draw:layer="layout" svg:x1="9.905cm" svg:y1="12.005cm" svg:x2="9.201cm" svg:y2="12.01cm">
          <text:p/>
        </draw:line>
        <draw:line draw:style-name="gr226" draw:text-style-name="P16" draw:layer="layout" svg:x1="9.198cm" svg:y1="11.408cm" svg:x2="9.905cm" svg:y2="11.405cm">
          <text:p/>
        </draw:line>
        <draw:line draw:style-name="gr227" draw:text-style-name="P16" draw:layer="layout" svg:x1="9.905cm" svg:y1="11.105cm" svg:x2="9.201cm" svg:y2="11.11cm">
          <text:p/>
        </draw:line>
        <draw:line draw:style-name="gr228" draw:text-style-name="P16" draw:layer="layout" svg:x1="6cm" svg:y1="11.71cm" svg:x2="6.7cm" svg:y2="11.71cm">
          <text:p/>
        </draw:line>
        <draw:line draw:style-name="gr229" draw:text-style-name="P16" draw:layer="layout" svg:x1="6.697cm" svg:y1="12.008cm" svg:x2="6cm" svg:y2="12.01cm">
          <text:p/>
        </draw:line>
        <draw:line draw:style-name="gr230" draw:text-style-name="P16" draw:layer="layout" svg:x1="6.9cm" svg:y1="12.11cm" svg:x2="6.9cm" svg:y2="12.31cm">
          <text:p/>
        </draw:line>
        <draw:line draw:style-name="gr231" draw:text-style-name="P16" draw:layer="layout" svg:x1="7.205cm" svg:y1="12.105cm" svg:x2="7.205cm" svg:y2="12.305cm">
          <text:p/>
        </draw:line>
        <draw:line draw:style-name="gr232" draw:text-style-name="P16" draw:layer="layout" svg:x1="7.5cm" svg:y1="12.11cm" svg:x2="7.5cm" svg:y2="12.31cm">
          <text:p/>
        </draw:line>
        <draw:line draw:style-name="gr233" draw:text-style-name="P16" draw:layer="layout" svg:x1="7.8cm" svg:y1="12.11cm" svg:x2="7.8cm" svg:y2="12.31cm">
          <text:p/>
        </draw:line>
        <draw:frame draw:style-name="gr234" draw:text-style-name="P18" draw:layer="layout" svg:width="1.9cm" svg:height="0.35cm" svg:x="7.005cm" svg:y="11.06cm">
          <draw:text-box>
            <text:p text:style-name="P17"><text:span text:style-name="T2">PCF8574-Board</text:span></text:p>
          </draw:text-box>
        </draw:frame>
        <draw:frame draw:style-name="gr235" draw:text-style-name="P19" draw:layer="layout" svg:width="0.24cm" svg:height="0.27cm" svg:x="7.085cm" svg:y="11.805cm">
          <draw:text-box>
            <text:p text:style-name="P17"><text:span text:style-name="T3">P6</text:span></text:p>
          </draw:text-box>
        </draw:frame>
        <draw:line draw:style-name="gr236" draw:text-style-name="P16" draw:layer="layout" svg:x1="8.1cm" svg:y1="12.11cm" svg:x2="8.1cm" svg:y2="12.31cm">
          <text:p/>
        </draw:line>
        <draw:line draw:style-name="gr237" draw:text-style-name="P16" draw:layer="layout" svg:x1="8.4cm" svg:y1="12.11cm" svg:x2="8.4cm" svg:y2="12.31cm">
          <text:p/>
        </draw:line>
        <draw:line draw:style-name="gr238" draw:text-style-name="P16" draw:layer="layout" svg:x1="8.7cm" svg:y1="12.11cm" svg:x2="8.7cm" svg:y2="12.31cm">
          <text:p/>
        </draw:line>
        <draw:line draw:style-name="gr239" draw:text-style-name="P16" draw:layer="layout" svg:x1="9cm" svg:y1="12.11cm" svg:x2="9cm" svg:y2="12.31cm">
          <text:p/>
        </draw:line>
        <draw:frame draw:style-name="gr240" draw:text-style-name="P18" draw:layer="layout" svg:width="2.1cm" svg:height="0.35cm" svg:x="6.9cm" svg:y="11.455cm">
          <draw:text-box>
            <text:p text:style-name="P17"><text:span text:style-name="T2">pcf8574_out: 0x20</text:span></text:p>
          </draw:text-box>
        </draw:frame>
        <draw:polyline draw:style-name="gr241" draw:text-style-name="P16" draw:layer="layout" svg:width="2.099cm" svg:height="0.399cm" svg:x="6.905cm" svg:y="11.005cm" svg:viewBox="0 0 2100 400" draw:points="2100,0 2100,400 0,400 0,0">
          <text:p/>
        </draw:polyline>
        <draw:frame draw:style-name="gr242" draw:text-style-name="P20" draw:layer="layout" svg:width="0.5cm" svg:height="0.3cm" svg:x="9.3cm" svg:y="11.15cm">
          <draw:text-box>
            <text:p text:style-name="P17"><text:span text:style-name="T4">GND</text:span></text:p>
          </draw:text-box>
        </draw:frame>
        <draw:line draw:style-name="gr243" draw:text-style-name="P16" draw:layer="layout" svg:x1="12.4cm" svg:y1="11.71cm" svg:x2="13.1cm" svg:y2="11.71cm">
          <text:p/>
        </draw:line>
        <draw:line draw:style-name="gr244" draw:text-style-name="P16" draw:layer="layout" svg:x1="13.1cm" svg:y1="12.01cm" svg:x2="12.4cm" svg:y2="12.01cm">
          <text:p/>
        </draw:line>
        <draw:line draw:style-name="gr245" draw:text-style-name="P16" draw:layer="layout" svg:x1="12.397cm" svg:y1="11.408cm" svg:x2="13.1cm" svg:y2="11.41cm">
          <text:p/>
        </draw:line>
        <draw:line draw:style-name="gr246" draw:text-style-name="P16" draw:layer="layout" svg:x1="13.1cm" svg:y1="11.11cm" svg:x2="12.4cm" svg:y2="11.11cm">
          <text:p/>
        </draw:line>
        <draw:frame draw:style-name="gr247" draw:text-style-name="P21" draw:layer="layout" svg:width="0.4cm" svg:height="0.35cm" svg:x="9.3cm" svg:y="10.8cm">
          <draw:text-box>
            <text:p text:style-name="P17"><text:span text:style-name="T5">+5V</text:span></text:p>
          </draw:text-box>
        </draw:frame>
        <draw:frame draw:style-name="gr248" draw:text-style-name="P20" draw:layer="layout" svg:width="0.5cm" svg:height="0.3cm" svg:x="12.5cm" svg:y="11.15cm">
          <draw:text-box>
            <text:p text:style-name="P17"><text:span text:style-name="T4">GND</text:span></text:p>
          </draw:text-box>
        </draw:frame>
        <draw:frame draw:style-name="gr249" draw:text-style-name="P22" draw:layer="layout" svg:width="0.5cm" svg:height="0.26cm" svg:x="12.5cm" svg:y="11.76cm">
          <draw:text-box>
            <text:p text:style-name="P17"><text:span text:style-name="T6">SCL</text:span></text:p>
          </draw:text-box>
        </draw:frame>
        <draw:frame draw:style-name="gr250" draw:text-style-name="P23" draw:layer="layout" svg:width="0.5cm" svg:height="0.24cm" svg:x="12.5cm" svg:y="11.48cm">
          <draw:text-box>
            <text:p text:style-name="P17"><text:span text:style-name="T7">SDA</text:span></text:p>
          </draw:text-box>
        </draw:frame>
        <draw:frame draw:style-name="gr251" draw:text-style-name="P21" draw:layer="layout" svg:width="0.4cm" svg:height="0.35cm" svg:x="12.5cm" svg:y="10.8cm">
          <draw:text-box>
            <text:p text:style-name="P17"><text:span text:style-name="T5">+5V</text:span></text:p>
          </draw:text-box>
        </draw:frame>
        <draw:rect draw:style-name="gr252" draw:text-style-name="P24" draw:layer="layout" svg:width="2.5cm" svg:height="1.1cm" svg:x="6.705cm" svg:y="11.01cm">
          <text:p/>
        </draw:rect>
        <draw:frame draw:style-name="gr253" draw:text-style-name="P22" draw:layer="layout" svg:width="0.5cm" svg:height="0.28cm" svg:x="6.107cm" svg:y="11.77cm">
          <draw:text-box>
            <text:p text:style-name="P17"><text:span text:style-name="T6">SCL</text:span></text:p>
          </draw:text-box>
        </draw:frame>
        <draw:frame draw:style-name="gr254" draw:text-style-name="P23" draw:layer="layout" svg:width="0.5cm" svg:height="0.28cm" svg:x="6.107cm" svg:y="11.467cm">
          <draw:text-box>
            <text:p text:style-name="P17"><text:span text:style-name="T7">SDA</text:span></text:p>
          </draw:text-box>
        </draw:frame>
        <draw:line draw:style-name="gr255" draw:text-style-name="P16" draw:layer="layout" svg:x1="6cm" svg:y1="11.41cm" svg:x2="6.7cm" svg:y2="11.41cm">
          <text:p/>
        </draw:line>
        <draw:line draw:style-name="gr256" draw:text-style-name="P16" draw:layer="layout" svg:x1="6.7cm" svg:y1="11.1cm" svg:x2="5.6cm" svg:y2="11.1cm">
          <text:p/>
        </draw:line>
        <draw:frame draw:style-name="gr257" draw:text-style-name="P20" draw:layer="layout" svg:width="0.5cm" svg:height="0.3cm" svg:x="6.1cm" svg:y="11.15cm">
          <draw:text-box>
            <text:p text:style-name="P17"><text:span text:style-name="T4">GND</text:span></text:p>
          </draw:text-box>
        </draw:frame>
        <draw:frame draw:style-name="gr258" draw:text-style-name="P21" draw:layer="layout" svg:width="0.4cm" svg:height="0.35cm" svg:x="6.1cm" svg:y="10.8cm">
          <draw:text-box>
            <text:p text:style-name="P17"><text:span text:style-name="T5">+5V</text:span></text:p>
          </draw:text-box>
        </draw:frame>
        <draw:frame draw:style-name="gr259" draw:text-style-name="P23" draw:layer="layout" svg:width="0.5cm" svg:height="0.28cm" svg:x="9.307cm" svg:y="11.467cm">
          <draw:text-box>
            <text:p text:style-name="P17"><text:span text:style-name="T7">SDA</text:span></text:p>
          </draw:text-box>
        </draw:frame>
        <draw:frame draw:style-name="gr260" draw:text-style-name="P22" draw:layer="layout" svg:width="0.5cm" svg:height="0.28cm" svg:x="9.307cm" svg:y="11.77cm">
          <draw:text-box>
            <text:p text:style-name="P17"><text:span text:style-name="T6">SCL</text:span></text:p>
          </draw:text-box>
        </draw:frame>
        <draw:frame draw:style-name="gr261" draw:text-style-name="P19" draw:layer="layout" svg:width="0.24cm" svg:height="0.27cm" svg:x="6.785cm" svg:y="11.805cm">
          <draw:text-box>
            <text:p text:style-name="P17"><text:span text:style-name="T3">P7</text:span></text:p>
          </draw:text-box>
        </draw:frame>
        <draw:frame draw:style-name="gr262" draw:text-style-name="P19" draw:layer="layout" svg:width="0.24cm" svg:height="0.27cm" svg:x="7.385cm" svg:y="11.805cm">
          <draw:text-box>
            <text:p text:style-name="P17"><text:span text:style-name="T3">P5</text:span></text:p>
          </draw:text-box>
        </draw:frame>
        <draw:frame draw:style-name="gr263" draw:text-style-name="P19" draw:layer="layout" svg:width="0.24cm" svg:height="0.27cm" svg:x="7.685cm" svg:y="11.805cm">
          <draw:text-box>
            <text:p text:style-name="P17"><text:span text:style-name="T3">P4</text:span></text:p>
          </draw:text-box>
        </draw:frame>
        <draw:frame draw:style-name="gr264" draw:text-style-name="P19" draw:layer="layout" svg:width="0.24cm" svg:height="0.27cm" svg:x="7.985cm" svg:y="11.805cm">
          <draw:text-box>
            <text:p text:style-name="P17"><text:span text:style-name="T3">P3</text:span></text:p>
          </draw:text-box>
        </draw:frame>
        <draw:frame draw:style-name="gr265" draw:text-style-name="P19" draw:layer="layout" svg:width="0.24cm" svg:height="0.27cm" svg:x="8.285cm" svg:y="11.805cm">
          <draw:text-box>
            <text:p text:style-name="P17"><text:span text:style-name="T3">P2</text:span></text:p>
          </draw:text-box>
        </draw:frame>
        <draw:frame draw:style-name="gr266" draw:text-style-name="P19" draw:layer="layout" svg:width="0.24cm" svg:height="0.27cm" svg:x="8.585cm" svg:y="11.805cm">
          <draw:text-box>
            <text:p text:style-name="P17"><text:span text:style-name="T3">P1</text:span></text:p>
          </draw:text-box>
        </draw:frame>
        <draw:frame draw:style-name="gr267" draw:text-style-name="P19" draw:layer="layout" svg:width="0.24cm" svg:height="0.27cm" svg:x="8.885cm" svg:y="11.805cm">
          <draw:text-box>
            <text:p text:style-name="P17"><text:span text:style-name="T3">P0</text:span></text:p>
          </draw:text-box>
        </draw:frame>
        <draw:line draw:style-name="gr268" draw:text-style-name="P16" draw:layer="layout" svg:x1="10.1cm" svg:y1="12.11cm" svg:x2="10.1cm" svg:y2="12.31cm">
          <text:p/>
        </draw:line>
        <draw:line draw:style-name="gr269" draw:text-style-name="P16" draw:layer="layout" svg:x1="10.405cm" svg:y1="12.105cm" svg:x2="10.405cm" svg:y2="12.305cm">
          <text:p/>
        </draw:line>
        <draw:line draw:style-name="gr270" draw:text-style-name="P16" draw:layer="layout" svg:x1="10.7cm" svg:y1="12.11cm" svg:x2="10.7cm" svg:y2="12.31cm">
          <text:p/>
        </draw:line>
        <draw:line draw:style-name="gr271" draw:text-style-name="P16" draw:layer="layout" svg:x1="11cm" svg:y1="12.11cm" svg:x2="11cm" svg:y2="12.31cm">
          <text:p/>
        </draw:line>
        <draw:frame draw:style-name="gr272" draw:text-style-name="P18" draw:layer="layout" svg:width="1.9cm" svg:height="0.35cm" svg:x="10.205cm" svg:y="11.06cm">
          <draw:text-box>
            <text:p text:style-name="P17"><text:span text:style-name="T2">PCF8574-Board</text:span></text:p>
          </draw:text-box>
        </draw:frame>
        <draw:frame draw:style-name="gr273" draw:text-style-name="P19" draw:layer="layout" svg:width="0.24cm" svg:height="0.27cm" svg:x="10.285cm" svg:y="11.805cm">
          <draw:text-box>
            <text:p text:style-name="P17"><text:span text:style-name="T3">P6</text:span></text:p>
          </draw:text-box>
        </draw:frame>
        <draw:line draw:style-name="gr274" draw:text-style-name="P16" draw:layer="layout" svg:x1="11.3cm" svg:y1="12.11cm" svg:x2="11.3cm" svg:y2="12.31cm">
          <text:p/>
        </draw:line>
        <draw:line draw:style-name="gr275" draw:text-style-name="P16" draw:layer="layout" svg:x1="11.6cm" svg:y1="12.11cm" svg:x2="11.6cm" svg:y2="12.31cm">
          <text:p/>
        </draw:line>
        <draw:line draw:style-name="gr276" draw:text-style-name="P16" draw:layer="layout" svg:x1="11.9cm" svg:y1="12.11cm" svg:x2="11.9cm" svg:y2="12.31cm">
          <text:p/>
        </draw:line>
        <draw:line draw:style-name="gr277" draw:text-style-name="P16" draw:layer="layout" svg:x1="12.2cm" svg:y1="12.11cm" svg:x2="12.2cm" svg:y2="12.31cm">
          <text:p/>
        </draw:line>
        <draw:frame draw:style-name="gr278" draw:text-style-name="P18" draw:layer="layout" svg:width="2.1cm" svg:height="0.35cm" svg:x="10.1cm" svg:y="11.455cm">
          <draw:text-box>
            <text:p text:style-name="P17"><text:span text:style-name="T2">pcf8574_in: 0x21</text:span></text:p>
          </draw:text-box>
        </draw:frame>
        <draw:polyline draw:style-name="gr279" draw:text-style-name="P16" draw:layer="layout" svg:width="2.099cm" svg:height="0.399cm" svg:x="10.105cm" svg:y="11.005cm" svg:viewBox="0 0 2100 400" draw:points="2100,0 2100,400 0,400 0,0">
          <text:p/>
        </draw:polyline>
        <draw:rect draw:style-name="gr280" draw:text-style-name="P24" draw:layer="layout" svg:width="2.5cm" svg:height="1.1cm" svg:x="9.905cm" svg:y="11.01cm">
          <text:p/>
        </draw:rect>
        <draw:frame draw:style-name="gr281" draw:text-style-name="P19" draw:layer="layout" svg:width="0.24cm" svg:height="0.27cm" svg:x="9.985cm" svg:y="11.805cm">
          <draw:text-box>
            <text:p text:style-name="P17"><text:span text:style-name="T3">P7</text:span></text:p>
          </draw:text-box>
        </draw:frame>
        <draw:frame draw:style-name="gr282" draw:text-style-name="P19" draw:layer="layout" svg:width="0.24cm" svg:height="0.27cm" svg:x="10.585cm" svg:y="11.805cm">
          <draw:text-box>
            <text:p text:style-name="P17"><text:span text:style-name="T3">P5</text:span></text:p>
          </draw:text-box>
        </draw:frame>
        <draw:frame draw:style-name="gr283" draw:text-style-name="P19" draw:layer="layout" svg:width="0.24cm" svg:height="0.27cm" svg:x="10.885cm" svg:y="11.805cm">
          <draw:text-box>
            <text:p text:style-name="P17"><text:span text:style-name="T3">P4</text:span></text:p>
          </draw:text-box>
        </draw:frame>
        <draw:frame draw:style-name="gr284" draw:text-style-name="P19" draw:layer="layout" svg:width="0.24cm" svg:height="0.27cm" svg:x="11.185cm" svg:y="11.805cm">
          <draw:text-box>
            <text:p text:style-name="P17"><text:span text:style-name="T3">P3</text:span></text:p>
          </draw:text-box>
        </draw:frame>
        <draw:frame draw:style-name="gr285" draw:text-style-name="P19" draw:layer="layout" svg:width="0.24cm" svg:height="0.27cm" svg:x="11.485cm" svg:y="11.805cm">
          <draw:text-box>
            <text:p text:style-name="P17"><text:span text:style-name="T3">P2</text:span></text:p>
          </draw:text-box>
        </draw:frame>
        <draw:frame draw:style-name="gr286" draw:text-style-name="P19" draw:layer="layout" svg:width="0.24cm" svg:height="0.27cm" svg:x="11.785cm" svg:y="11.805cm">
          <draw:text-box>
            <text:p text:style-name="P17"><text:span text:style-name="T3">P1</text:span></text:p>
          </draw:text-box>
        </draw:frame>
        <draw:frame draw:style-name="gr287" draw:text-style-name="P19" draw:layer="layout" svg:width="0.24cm" svg:height="0.27cm" svg:x="12.085cm" svg:y="11.805cm">
          <draw:text-box>
            <text:p text:style-name="P17"><text:span text:style-name="T3">P0</text:span></text:p>
          </draw:text-box>
        </draw:frame>
        <draw:frame draw:style-name="gr288" draw:text-style-name="P19" draw:layer="layout" svg:width="0.115cm" svg:height="0.27cm" svg:x="9.985cm" svg:y="15.105cm">
          <draw:text-box>
            <text:p text:style-name="P17"><text:span text:style-name="T3">1</text:span></text:p>
          </draw:text-box>
        </draw:frame>
        <draw:polygon draw:style-name="gr34" draw:text-style-name="P14" draw:layer="layout" svg:width="1.799cm" svg:height="0.399cm" svg:x="11.3cm" svg:y="16.7cm" svg:viewBox="0 0 1800 400" draw:points="1800,400 1800,0 0,0 0,400">
          <text:p/>
        </draw:polygon>
        <draw:line draw:style-name="gr35" draw:text-style-name="P15" draw:layer="layout" svg:x1="13.1cm" svg:y1="17cm" svg:x2="11.3cm" svg:y2="17cm">
          <text:p/>
        </draw:line>
        <draw:line draw:style-name="gr35" draw:text-style-name="P15" draw:layer="layout" svg:x1="13.1cm" svg:y1="16.8cm" svg:x2="11.3cm" svg:y2="16.8cm">
          <text:p/>
        </draw:line>
        <draw:circle draw:style-name="gr29" draw:text-style-name="P10" draw:layer="layout" svg:width="0.1cm" svg:height="0.1cm" svg:x="11.75cm" svg:y="16.3cm">
          <text:p/>
        </draw:circle>
        <draw:line draw:style-name="gr101" draw:text-style-name="P9" draw:layer="layout" svg:x1="12cm" svg:y1="16.4cm" svg:x2="12cm" svg:y2="16.9cm">
          <text:p/>
        </draw:line>
        <draw:line draw:style-name="gr102" draw:text-style-name="P9" draw:layer="layout" svg:x1="11.8cm" svg:y1="16.4cm" svg:x2="11.8cm" svg:y2="16.95cm">
          <text:p/>
        </draw:line>
        <draw:circle draw:style-name="gr29" draw:text-style-name="P10" draw:layer="layout" svg:width="0.1cm" svg:height="0.1cm" svg:x="11.95cm" svg:y="16.3cm">
          <text:p/>
        </draw:circle>
        <draw:rect draw:style-name="gr33" draw:text-style-name="P13" draw:layer="layout" svg:width="0.302cm" svg:height="0.096cm" svg:x="11.8cm" svg:y="16.85cm">
          <text:p/>
        </draw:rect>
        <draw:g draw:style-name="gr3">
          <draw:rect draw:style-name="gr289" draw:text-style-name="P3" draw:layer="layout" svg:width="0.6cm" svg:height="1cm" draw:transform="rotate (-1.5707963267949) translate (12.7cm 14.8cm)">
            <text:p/>
          </draw:rect>
          <draw:rect draw:style-name="gr290" draw:text-style-name="P4" draw:layer="layout" svg:width="0.5cm" svg:height="0.9cm" draw:transform="rotate (-1.5707963267949) translate (12.65cm 14.85cm)">
            <text:p/>
          </draw:rect>
          <draw:rect draw:style-name="gr291" draw:text-style-name="P5" draw:layer="layout" svg:width="0.05cm" svg:height="0.3cm" draw:transform="rotate (-1.5707963267949) translate (12.35cm 15.35cm)">
            <text:p/>
          </draw:rect>
          <draw:circle draw:style-name="gr292" draw:text-style-name="P6" draw:layer="layout" svg:width="0.12cm" svg:height="0.12cm" draw:transform="rotate (-1.5707963267949) translate (12.06cm 15.14cm)">
            <text:p/>
          </draw:circle>
          <draw:circle draw:style-name="gr293" draw:text-style-name="P6" draw:layer="layout" svg:width="0.12cm" svg:height="0.12cm" draw:transform="rotate (-1.5707963267949) translate (12.26cm 15.14cm)">
            <text:p/>
          </draw:circle>
          <draw:circle draw:style-name="gr294" draw:text-style-name="P6" draw:layer="layout" svg:width="0.12cm" svg:height="0.12cm" draw:transform="rotate (-1.5707963267949) translate (12.46cm 15.14cm)">
            <text:p/>
          </draw:circle>
          <draw:circle draw:style-name="gr295" draw:text-style-name="P6" draw:layer="layout" svg:width="0.12cm" svg:height="0.12cm" draw:transform="rotate (-1.5707963267949) translate (12.06cm 14.94cm)">
            <text:p/>
          </draw:circle>
          <draw:circle draw:style-name="gr296" draw:text-style-name="P6" draw:layer="layout" svg:width="0.12cm" svg:height="0.12cm" draw:transform="rotate (-1.5707963267949) translate (12.26cm 14.94cm)">
            <text:p/>
          </draw:circle>
          <draw:circle draw:style-name="gr297" draw:text-style-name="P6" draw:layer="layout" svg:width="0.12cm" svg:height="0.12cm" draw:transform="rotate (-1.5707963267949) translate (12.46cm 14.94cm)">
            <text:p/>
          </draw:circle>
        </draw:g>
        <draw:rect draw:style-name="gr298" draw:text-style-name="P3" draw:layer="layout" svg:width="0.6cm" svg:height="1.4cm" draw:transform="rotate (-1.5707963267949) translate (12.9cm 13.8cm)">
          <text:p/>
        </draw:rect>
        <draw:rect draw:style-name="gr299" draw:text-style-name="P4" draw:layer="layout" svg:width="0.5cm" svg:height="1.3cm" draw:transform="rotate (-1.5707963267949) translate (12.85cm 13.85cm)">
          <text:p/>
        </draw:rect>
        <draw:rect draw:style-name="gr300" draw:text-style-name="P5" draw:layer="layout" svg:width="0.05cm" svg:height="0.3cm" draw:transform="rotate (-1.5707963267949) translate (12.35cm 14.35cm)">
          <text:p/>
        </draw:rect>
        <draw:circle draw:style-name="gr301" draw:text-style-name="P6" draw:layer="layout" svg:width="0.12cm" svg:height="0.12cm" draw:transform="rotate (-1.5707963267949) translate (11.86cm 14.14cm)">
          <text:p/>
        </draw:circle>
        <draw:circle draw:style-name="gr302" draw:text-style-name="P6" draw:layer="layout" svg:width="0.12cm" svg:height="0.12cm" draw:transform="rotate (-1.5707963267949) translate (12.06cm 14.14cm)">
          <text:p/>
        </draw:circle>
        <draw:circle draw:style-name="gr303" draw:text-style-name="P5" draw:layer="layout" svg:width="0.12cm" svg:height="0.12cm" draw:transform="rotate (-1.5707963267949) translate (12.26cm 14.14cm)">
          <text:p/>
        </draw:circle>
        <draw:circle draw:style-name="gr304" draw:text-style-name="P6" draw:layer="layout" svg:width="0.12cm" svg:height="0.12cm" draw:transform="rotate (-1.5707963267949) translate (11.86cm 13.94cm)">
          <text:p/>
        </draw:circle>
        <draw:circle draw:style-name="gr305" draw:text-style-name="P6" draw:layer="layout" svg:width="0.12cm" svg:height="0.12cm" draw:transform="rotate (-1.5707963267949) translate (12.06cm 13.94cm)">
          <text:p/>
        </draw:circle>
        <draw:circle draw:style-name="gr306" draw:text-style-name="P7" draw:layer="layout" svg:width="0.12cm" svg:height="0.12cm" draw:transform="rotate (-1.5707963267949) translate (12.26cm 13.94cm)">
          <text:p/>
        </draw:circle>
        <draw:circle draw:style-name="gr307" draw:text-style-name="P6" draw:layer="layout" svg:width="0.12cm" svg:height="0.12cm" draw:transform="rotate (-1.5707963267949) translate (12.46cm 14.14cm)">
          <text:p/>
        </draw:circle>
        <draw:circle draw:style-name="gr308" draw:text-style-name="P6" draw:layer="layout" svg:width="0.12cm" svg:height="0.12cm" draw:transform="rotate (-1.5707963267949) translate (12.66cm 14.14cm)">
          <text:p/>
        </draw:circle>
        <draw:circle draw:style-name="gr309" draw:text-style-name="P6" draw:layer="layout" svg:width="0.12cm" svg:height="0.12cm" draw:transform="rotate (-1.5707963267949) translate (12.46cm 13.94cm)">
          <text:p/>
        </draw:circle>
        <draw:circle draw:style-name="gr310" draw:text-style-name="P6" draw:layer="layout" svg:width="0.12cm" svg:height="0.12cm" draw:transform="rotate (-1.5707963267949) translate (12.66cm 13.94cm)">
          <text:p/>
        </draw:circle>
        <draw:frame draw:style-name="gr26" draw:text-style-name="P8" draw:layer="layout" svg:width="0.8cm" svg:height="0.379cm" svg:x="11.8cm" svg:y="14.421cm">
          <draw:text-box>
            <text:p><text:span text:style-name="T1">1OUT</text:span></text:p>
          </draw:text-box>
        </draw:frame>
        <draw:rect draw:style-name="gr223" draw:text-style-name="P31" draw:layer="layout" svg:width="1.6cm" svg:height="1.8cm" svg:x="11.4cm" svg:y="13.7cm">
          <text:p/>
        </draw:rect>
        <draw:polyline draw:style-name="gr27" draw:text-style-name="P9" draw:layer="layout" svg:width="1.166cm" svg:height="0.371cm" draw:transform="rotate (-1.99735479598231) translate (12.7390002456163cm 15.3540627879565cm)" svg:viewBox="0 0 1167 372" draw:points="0,372 819,0 985,364 1167,281">
          <text:p/>
        </draw:polyline>
        <draw:polyline draw:style-name="gr28" draw:text-style-name="P9" draw:layer="layout" svg:width="1.166cm" svg:height="0.363cm" draw:transform="rotate (-1.99735479598231) translate (12.501333551659cm 15.3369447004058cm)" svg:viewBox="0 0 1167 364" draw:points="0,331 728,0 894,364 1167,240">
          <text:p/>
        </draw:polyline>
        <draw:frame draw:style-name="gr311" draw:text-style-name="P19" draw:layer="layout" svg:width="0.115cm" svg:height="0.27cm" svg:x="11.785cm" svg:y="15.105cm">
          <draw:text-box>
            <text:p text:style-name="P17"><text:span text:style-name="T3">1</text:span></text:p>
          </draw:text-box>
        </draw:frame>
        <draw:g draw:style-name="gr3">
          <draw:rect draw:style-name="gr312" draw:text-style-name="P3" draw:layer="layout" svg:width="0.6cm" svg:height="1cm" draw:transform="rotate (-1.5707963267949) translate (9.1cm 14.8cm)">
            <text:p/>
          </draw:rect>
          <draw:rect draw:style-name="gr313" draw:text-style-name="P4" draw:layer="layout" svg:width="0.5cm" svg:height="0.9cm" draw:transform="rotate (-1.5707963267949) translate (9.05cm 14.85cm)">
            <text:p/>
          </draw:rect>
          <draw:rect draw:style-name="gr314" draw:text-style-name="P5" draw:layer="layout" svg:width="0.05cm" svg:height="0.3cm" draw:transform="rotate (-1.5707963267949) translate (8.75cm 15.35cm)">
            <text:p/>
          </draw:rect>
          <draw:circle draw:style-name="gr315" draw:text-style-name="P6" draw:layer="layout" svg:width="0.12cm" svg:height="0.12cm" draw:transform="rotate (-1.5707963267949) translate (8.46cm 15.14cm)">
            <text:p/>
          </draw:circle>
          <draw:circle draw:style-name="gr316" draw:text-style-name="P6" draw:layer="layout" svg:width="0.12cm" svg:height="0.12cm" draw:transform="rotate (-1.5707963267949) translate (8.66cm 15.14cm)">
            <text:p/>
          </draw:circle>
          <draw:circle draw:style-name="gr317" draw:text-style-name="P6" draw:layer="layout" svg:width="0.12cm" svg:height="0.12cm" draw:transform="rotate (-1.5707963267949) translate (8.86cm 15.14cm)">
            <text:p/>
          </draw:circle>
          <draw:circle draw:style-name="gr318" draw:text-style-name="P6" draw:layer="layout" svg:width="0.12cm" svg:height="0.12cm" draw:transform="rotate (-1.5707963267949) translate (8.46cm 14.94cm)">
            <text:p/>
          </draw:circle>
          <draw:circle draw:style-name="gr319" draw:text-style-name="P6" draw:layer="layout" svg:width="0.12cm" svg:height="0.12cm" draw:transform="rotate (-1.5707963267949) translate (8.66cm 14.94cm)">
            <text:p/>
          </draw:circle>
          <draw:circle draw:style-name="gr320" draw:text-style-name="P6" draw:layer="layout" svg:width="0.12cm" svg:height="0.12cm" draw:transform="rotate (-1.5707963267949) translate (8.86cm 14.94cm)">
            <text:p/>
          </draw:circle>
        </draw:g>
        <draw:rect draw:style-name="gr321" draw:text-style-name="P3" draw:layer="layout" svg:width="0.6cm" svg:height="1.4cm" draw:transform="rotate (-1.5707963267949) translate (9.3cm 13.8cm)">
          <text:p/>
        </draw:rect>
        <draw:rect draw:style-name="gr322" draw:text-style-name="P4" draw:layer="layout" svg:width="0.5cm" svg:height="1.3cm" draw:transform="rotate (-1.5707963267949) translate (9.25cm 13.85cm)">
          <text:p/>
        </draw:rect>
        <draw:rect draw:style-name="gr323" draw:text-style-name="P5" draw:layer="layout" svg:width="0.05cm" svg:height="0.3cm" draw:transform="rotate (-1.5707963267949) translate (8.75cm 14.35cm)">
          <text:p/>
        </draw:rect>
        <draw:circle draw:style-name="gr324" draw:text-style-name="P6" draw:layer="layout" svg:width="0.12cm" svg:height="0.12cm" draw:transform="rotate (-1.5707963267949) translate (8.26cm 14.14cm)">
          <text:p/>
        </draw:circle>
        <draw:circle draw:style-name="gr325" draw:text-style-name="P6" draw:layer="layout" svg:width="0.12cm" svg:height="0.12cm" draw:transform="rotate (-1.5707963267949) translate (8.46cm 14.14cm)">
          <text:p/>
        </draw:circle>
        <draw:circle draw:style-name="gr326" draw:text-style-name="P5" draw:layer="layout" svg:width="0.12cm" svg:height="0.12cm" draw:transform="rotate (-1.5707963267949) translate (8.66cm 14.14cm)">
          <text:p/>
        </draw:circle>
        <draw:circle draw:style-name="gr327" draw:text-style-name="P6" draw:layer="layout" svg:width="0.12cm" svg:height="0.12cm" draw:transform="rotate (-1.5707963267949) translate (8.26cm 13.94cm)">
          <text:p/>
        </draw:circle>
        <draw:circle draw:style-name="gr328" draw:text-style-name="P6" draw:layer="layout" svg:width="0.12cm" svg:height="0.12cm" draw:transform="rotate (-1.5707963267949) translate (8.46cm 13.94cm)">
          <text:p/>
        </draw:circle>
        <draw:circle draw:style-name="gr329" draw:text-style-name="P7" draw:layer="layout" svg:width="0.12cm" svg:height="0.12cm" draw:transform="rotate (-1.5707963267949) translate (8.66cm 13.94cm)">
          <text:p/>
        </draw:circle>
        <draw:circle draw:style-name="gr330" draw:text-style-name="P6" draw:layer="layout" svg:width="0.12cm" svg:height="0.12cm" draw:transform="rotate (-1.5707963267949) translate (8.86cm 14.14cm)">
          <text:p/>
        </draw:circle>
        <draw:circle draw:style-name="gr331" draw:text-style-name="P6" draw:layer="layout" svg:width="0.12cm" svg:height="0.12cm" draw:transform="rotate (-1.5707963267949) translate (9.06cm 14.14cm)">
          <text:p/>
        </draw:circle>
        <draw:circle draw:style-name="gr332" draw:text-style-name="P6" draw:layer="layout" svg:width="0.12cm" svg:height="0.12cm" draw:transform="rotate (-1.5707963267949) translate (8.86cm 13.94cm)">
          <text:p/>
        </draw:circle>
        <draw:circle draw:style-name="gr333" draw:text-style-name="P6" draw:layer="layout" svg:width="0.12cm" svg:height="0.12cm" draw:transform="rotate (-1.5707963267949) translate (9.06cm 13.94cm)">
          <text:p/>
        </draw:circle>
        <draw:frame draw:style-name="gr26" draw:text-style-name="P8" draw:layer="layout" svg:width="0.6cm" svg:height="0.379cm" svg:x="8.3cm" svg:y="14.421cm">
          <draw:text-box>
            <text:p><text:span text:style-name="T1">W3</text:span></text:p>
          </draw:text-box>
        </draw:frame>
        <draw:rect draw:style-name="gr223" draw:text-style-name="P31" draw:layer="layout" svg:width="1.6cm" svg:height="1.8cm" svg:x="7.8cm" svg:y="13.7cm">
          <text:p/>
        </draw:rect>
        <draw:frame draw:style-name="gr334" draw:text-style-name="P19" draw:layer="layout" svg:width="0.115cm" svg:height="0.27cm" svg:x="8.185cm" svg:y="15.105cm">
          <draw:text-box>
            <text:p text:style-name="P17"><text:span text:style-name="T3">1</text:span></text:p>
          </draw:text-box>
        </draw:frame>
        <draw:g draw:style-name="gr3">
          <draw:polygon draw:style-name="gr34" draw:text-style-name="P14" draw:layer="layout" svg:width="0.899cm" svg:height="0.399cm" svg:x="6.8cm" svg:y="16.7cm" svg:viewBox="0 0 900 400" draw:points="900,400 900,0 0,0 0,400">
            <text:p/>
          </draw:polygon>
          <draw:line draw:style-name="gr35" draw:text-style-name="P15" draw:layer="layout" svg:x1="7.7cm" svg:y1="17cm" svg:x2="6.8cm" svg:y2="17cm">
            <text:p/>
          </draw:line>
          <draw:line draw:style-name="gr35" draw:text-style-name="P15" draw:layer="layout" svg:x1="7.7cm" svg:y1="16.8cm" svg:x2="6.8cm" svg:y2="16.8cm">
            <text:p/>
          </draw:line>
        </draw:g>
        <draw:g draw:style-name="gr3">
          <draw:rect draw:style-name="gr335" draw:text-style-name="P3" draw:layer="layout" svg:width="0.6cm" svg:height="1cm" draw:transform="rotate (-1.5707963267949) translate (7.3cm 14.8cm)">
            <text:p/>
          </draw:rect>
          <draw:rect draw:style-name="gr336" draw:text-style-name="P4" draw:layer="layout" svg:width="0.5cm" svg:height="0.9cm" draw:transform="rotate (-1.5707963267949) translate (7.25cm 14.85cm)">
            <text:p/>
          </draw:rect>
          <draw:rect draw:style-name="gr337" draw:text-style-name="P5" draw:layer="layout" svg:width="0.05cm" svg:height="0.3cm" draw:transform="rotate (-1.5707963267949) translate (6.95cm 15.35cm)">
            <text:p/>
          </draw:rect>
          <draw:circle draw:style-name="gr338" draw:text-style-name="P6" draw:layer="layout" svg:width="0.12cm" svg:height="0.12cm" draw:transform="rotate (-1.5707963267949) translate (6.66cm 15.14cm)">
            <text:p/>
          </draw:circle>
          <draw:circle draw:style-name="gr339" draw:text-style-name="P6" draw:layer="layout" svg:width="0.12cm" svg:height="0.12cm" draw:transform="rotate (-1.5707963267949) translate (6.86cm 15.14cm)">
            <text:p/>
          </draw:circle>
          <draw:circle draw:style-name="gr340" draw:text-style-name="P6" draw:layer="layout" svg:width="0.12cm" svg:height="0.12cm" draw:transform="rotate (-1.5707963267949) translate (7.06cm 15.14cm)">
            <text:p/>
          </draw:circle>
          <draw:circle draw:style-name="gr341" draw:text-style-name="P6" draw:layer="layout" svg:width="0.12cm" svg:height="0.12cm" draw:transform="rotate (-1.5707963267949) translate (6.66cm 14.94cm)">
            <text:p/>
          </draw:circle>
          <draw:circle draw:style-name="gr342" draw:text-style-name="P6" draw:layer="layout" svg:width="0.12cm" svg:height="0.12cm" draw:transform="rotate (-1.5707963267949) translate (6.86cm 14.94cm)">
            <text:p/>
          </draw:circle>
          <draw:circle draw:style-name="gr343" draw:text-style-name="P6" draw:layer="layout" svg:width="0.12cm" svg:height="0.12cm" draw:transform="rotate (-1.5707963267949) translate (7.06cm 14.94cm)">
            <text:p/>
          </draw:circle>
        </draw:g>
        <draw:rect draw:style-name="gr344" draw:text-style-name="P3" draw:layer="layout" svg:width="0.6cm" svg:height="1.4cm" draw:transform="rotate (-1.5707963267949) translate (7.5cm 13.8cm)">
          <text:p/>
        </draw:rect>
        <draw:rect draw:style-name="gr345" draw:text-style-name="P4" draw:layer="layout" svg:width="0.5cm" svg:height="1.3cm" draw:transform="rotate (-1.5707963267949) translate (7.45cm 13.85cm)">
          <text:p/>
        </draw:rect>
        <draw:rect draw:style-name="gr346" draw:text-style-name="P5" draw:layer="layout" svg:width="0.05cm" svg:height="0.3cm" draw:transform="rotate (-1.5707963267949) translate (6.95cm 14.35cm)">
          <text:p/>
        </draw:rect>
        <draw:circle draw:style-name="gr347" draw:text-style-name="P6" draw:layer="layout" svg:width="0.12cm" svg:height="0.12cm" draw:transform="rotate (-1.5707963267949) translate (6.46cm 14.14cm)">
          <text:p/>
        </draw:circle>
        <draw:circle draw:style-name="gr348" draw:text-style-name="P6" draw:layer="layout" svg:width="0.12cm" svg:height="0.12cm" draw:transform="rotate (-1.5707963267949) translate (6.66cm 14.14cm)">
          <text:p/>
        </draw:circle>
        <draw:circle draw:style-name="gr349" draw:text-style-name="P5" draw:layer="layout" svg:width="0.12cm" svg:height="0.12cm" draw:transform="rotate (-1.5707963267949) translate (6.86cm 14.14cm)">
          <text:p/>
        </draw:circle>
        <draw:circle draw:style-name="gr350" draw:text-style-name="P6" draw:layer="layout" svg:width="0.12cm" svg:height="0.12cm" draw:transform="rotate (-1.5707963267949) translate (6.46cm 13.94cm)">
          <text:p/>
        </draw:circle>
        <draw:circle draw:style-name="gr351" draw:text-style-name="P6" draw:layer="layout" svg:width="0.12cm" svg:height="0.12cm" draw:transform="rotate (-1.5707963267949) translate (6.66cm 13.94cm)">
          <text:p/>
        </draw:circle>
        <draw:circle draw:style-name="gr352" draw:text-style-name="P7" draw:layer="layout" svg:width="0.12cm" svg:height="0.12cm" draw:transform="rotate (-1.5707963267949) translate (6.86cm 13.94cm)">
          <text:p/>
        </draw:circle>
        <draw:circle draw:style-name="gr353" draw:text-style-name="P6" draw:layer="layout" svg:width="0.12cm" svg:height="0.12cm" draw:transform="rotate (-1.5707963267949) translate (7.06cm 14.14cm)">
          <text:p/>
        </draw:circle>
        <draw:circle draw:style-name="gr354" draw:text-style-name="P6" draw:layer="layout" svg:width="0.12cm" svg:height="0.12cm" draw:transform="rotate (-1.5707963267949) translate (7.26cm 14.14cm)">
          <text:p/>
        </draw:circle>
        <draw:circle draw:style-name="gr355" draw:text-style-name="P6" draw:layer="layout" svg:width="0.12cm" svg:height="0.12cm" draw:transform="rotate (-1.5707963267949) translate (7.06cm 13.94cm)">
          <text:p/>
        </draw:circle>
        <draw:circle draw:style-name="gr356" draw:text-style-name="P6" draw:layer="layout" svg:width="0.12cm" svg:height="0.12cm" draw:transform="rotate (-1.5707963267949) translate (7.26cm 13.94cm)">
          <text:p/>
        </draw:circle>
        <draw:frame draw:style-name="gr26" draw:text-style-name="P8" draw:layer="layout" svg:width="0.6cm" svg:height="0.38cm" svg:x="6.5cm" svg:y="14.42cm">
          <draw:text-box>
            <text:p><text:span text:style-name="T1">2IO</text:span></text:p>
          </draw:text-box>
        </draw:frame>
        <draw:rect draw:style-name="gr223" draw:text-style-name="P31" draw:layer="layout" svg:width="1.6cm" svg:height="1.8cm" svg:x="6cm" svg:y="13.7cm">
          <text:p/>
        </draw:rect>
        <draw:frame draw:style-name="gr357" draw:text-style-name="P19" draw:layer="layout" svg:width="0.115cm" svg:height="0.27cm" svg:x="6.385cm" svg:y="15.105cm">
          <draw:text-box>
            <text:p text:style-name="P17"><text:span text:style-name="T3">1</text:span></text:p>
          </draw:text-box>
        </draw:frame>
        <draw:g draw:style-name="gr3">
          <draw:polygon draw:style-name="gr34" draw:text-style-name="P14" draw:layer="layout" svg:width="0.899cm" svg:height="0.399cm" svg:x="5.9cm" svg:y="16.7cm" svg:viewBox="0 0 900 400" draw:points="900,400 900,0 0,0 0,400">
            <text:p/>
          </draw:polygon>
          <draw:line draw:style-name="gr35" draw:text-style-name="P15" draw:layer="layout" svg:x1="6.8cm" svg:y1="17cm" svg:x2="5.9cm" svg:y2="17cm">
            <text:p/>
          </draw:line>
          <draw:line draw:style-name="gr35" draw:text-style-name="P15" draw:layer="layout" svg:x1="6.8cm" svg:y1="16.8cm" svg:x2="5.9cm" svg:y2="16.8cm">
            <text:p/>
          </draw:line>
        </draw:g>
        <draw:rect draw:style-name="gr172" draw:text-style-name="P25" draw:layer="layout" svg:width="0.2cm" svg:height="0.1cm" svg:x="6.7cm" svg:y="16.75cm">
          <text:p/>
        </draw:rect>
        <draw:rect draw:style-name="gr172" draw:text-style-name="P25" draw:layer="layout" svg:width="0.2cm" svg:height="0.1cm" svg:x="6.7cm" svg:y="16.95cm">
          <text:p/>
        </draw:rect>
        <draw:polyline draw:style-name="gr173" draw:text-style-name="P9" draw:layer="layout" svg:width="0.299cm" svg:height="1.299cm" svg:x="6.4cm" svg:y="15cm" svg:viewBox="0 0 300 1300" draw:points="200,0 300,100 300,1000 0,1000 0,1300">
          <text:p/>
        </draw:polyline>
        <draw:polyline draw:style-name="gr174" draw:text-style-name="P9" draw:layer="layout" svg:width="0.099cm" svg:height="2.599cm" svg:x="8.4cm" svg:y="15.2cm" svg:viewBox="0 0 100 2600" draw:points="0,0 0,2600 100,2300">
          <text:p/>
        </draw:polyline>
        <draw:polyline draw:style-name="gr175" draw:text-style-name="P9" draw:layer="layout" svg:width="0.099cm" svg:height="2.599cm" svg:x="8.6cm" svg:y="15.2cm" svg:viewBox="0 0 100 2600" draw:points="0,0 0,2600 100,2300">
          <text:p/>
        </draw:polyline>
        <draw:polyline draw:style-name="gr176" draw:text-style-name="P9" draw:layer="layout" svg:width="0.099cm" svg:height="2.599cm" svg:x="8.8cm" svg:y="15.2cm" svg:viewBox="0 0 100 2600" draw:points="0,0 0,2600 100,2400">
          <text:p/>
        </draw:polyline>
        <draw:polyline draw:style-name="gr177" draw:text-style-name="P9" draw:layer="layout" svg:width="0.099cm" svg:height="1.299cm" svg:x="8.6cm" svg:y="15cm" svg:viewBox="0 0 100 1300" draw:points="0,0 100,100 100,1300">
          <text:p/>
        </draw:polyline>
        <draw:polyline draw:style-name="gr178" draw:text-style-name="P9" draw:layer="layout" svg:width="0.099cm" svg:height="1.199cm" svg:x="8.8cm" svg:y="15cm" svg:viewBox="0 0 100 1200" draw:points="0,0 100,100 100,1200">
          <text:p/>
        </draw:polyline>
        <draw:g draw:style-name="gr30">
          <draw:polygon draw:style-name="gr179" draw:text-style-name="P26" draw:layer="layout" svg:width="1.499cm" svg:height="0.81cm" svg:x="8cm" svg:y="16.302cm" svg:viewBox="0 0 1500 811" draw:points="1500,409 1400,0 0,401 0,811">
            <text:p/>
          </draw:polygon>
          <draw:polygon draw:style-name="gr31" draw:text-style-name="P11" draw:layer="layout" svg:width="1.499cm" svg:height="0.81cm" draw:transform="rotate (-3.14159265358979) translate (9.5cm 17.5119883040936cm)" svg:viewBox="0 0 1500 811" draw:points="0,409 100,0 1500,401 1500,811">
            <text:p/>
          </draw:polygon>
          <draw:g draw:style-name="gr3">
            <draw:polygon draw:style-name="gr32" draw:text-style-name="P12" draw:layer="layout" svg:width="1.351cm" svg:height="0.204cm" draw:transform="skewX (-0.0109955742875642) rotate (-0.268082573106329) translate (8.03963097438912cm 17.1417837965726cm)" svg:viewBox="0 0 1352 205" draw:points="0,1 0,135 416,203 938,205 1352,103 1352,0">
              <text:p/>
            </draw:polygon>
            <draw:rect draw:style-name="gr33" draw:text-style-name="P13" draw:layer="layout" svg:width="0.303cm" svg:height="0.098cm" draw:transform="skewX (-0.0101229096615671) rotate (-0.267384441405532) translate (8.821cm 17.393cm)">
              <text:p/>
            </draw:rect>
          </draw:g>
          <draw:g draw:style-name="gr3">
            <draw:polygon draw:style-name="gr34" draw:text-style-name="P14" draw:layer="layout" svg:width="1.799cm" svg:height="0.408cm" draw:transform="rotate (-3.14159265358979) translate (9.5cm 17.1026315789474cm)" svg:viewBox="0 0 1800 409" draw:points="0,409 0,0 1800,0 1799,409">
              <text:p/>
            </draw:polygon>
            <draw:line draw:style-name="gr35" draw:text-style-name="P15" draw:layer="layout" svg:x1="9.5cm" svg:y1="16.796cm" svg:x2="7.7cm" svg:y2="16.796cm">
              <text:p/>
            </draw:line>
            <draw:line draw:style-name="gr35" draw:text-style-name="P15" draw:layer="layout" svg:x1="9.5cm" svg:y1="17cm" svg:x2="7.7cm" svg:y2="17cm">
              <text:p/>
            </draw:line>
          </draw:g>
          <draw:line draw:style-name="gr35" draw:text-style-name="P15" draw:layer="layout" svg:x1="9.426cm" svg:y1="17.405cm" svg:x2="8.1cm" svg:y2="17.008cm">
            <text:p/>
          </draw:line>
          <draw:line draw:style-name="gr35" draw:text-style-name="P15" draw:layer="layout" svg:x1="9.475cm" svg:y1="17.207cm" svg:x2="8.1cm" svg:y2="16.804cm">
            <text:p/>
          </draw:line>
          <draw:line draw:style-name="gr35" draw:text-style-name="P15" draw:layer="layout" svg:x1="9.427cm" svg:y1="16.408cm" svg:x2="8.101cm" svg:y2="16.805cm">
            <text:p/>
          </draw:line>
          <draw:line draw:style-name="gr35" draw:text-style-name="P15" draw:layer="layout" svg:x1="9.476cm" svg:y1="16.606cm" svg:x2="8.101cm" svg:y2="17.009cm">
            <text:p/>
          </draw:line>
          <draw:g draw:style-name="gr3">
            <draw:polygon draw:style-name="gr32" draw:text-style-name="P12" draw:layer="layout" svg:width="1.35cm" svg:height="0.208cm" draw:transform="skewX (0.0191986217719376) rotate (-2.86548156592429) translate (9.33245519001438cm 16.3023556147575cm)" svg:viewBox="0 0 1351 209" draw:points="1351,0 1350,138 935,207 414,209 0,106 0,1">
              <text:p/>
            </draw:polygon>
            <draw:rect draw:style-name="gr33" draw:text-style-name="P13" draw:layer="layout" svg:width="0.301cm" svg:height="0.1cm" draw:transform="skewX (0.0300196631343025) rotate (-2.86600516469989) translate (8.526cm 16.493cm)">
              <text:p/>
            </draw:rect>
          </draw:g>
        </draw:g>
        <draw:circle draw:style-name="gr29" draw:text-style-name="P10" draw:layer="layout" svg:width="0.1cm" svg:height="0.1cm" svg:x="6.15cm" svg:y="16.3cm">
          <text:p/>
        </draw:circle>
        <draw:circle draw:style-name="gr29" draw:text-style-name="P10" draw:layer="layout" svg:width="0.1cm" svg:height="0.1cm" svg:x="6.35cm" svg:y="16.3cm">
          <text:p/>
        </draw:circle>
        <draw:circle draw:style-name="gr29" draw:text-style-name="P10" draw:layer="layout" svg:width="0.1cm" svg:height="0.1cm" svg:x="7.15cm" svg:y="16.3cm">
          <text:p/>
        </draw:circle>
        <draw:circle draw:style-name="gr29" draw:text-style-name="P10" draw:layer="layout" svg:width="0.1cm" svg:height="0.1cm" svg:x="7.35cm" svg:y="16.3cm">
          <text:p/>
        </draw:circle>
        <draw:frame draw:style-name="gr26" draw:text-style-name="P8" draw:layer="layout" svg:width="0.7cm" svg:height="0.6cm" svg:x="6.2cm" svg:y="17.6cm">
          <draw:text-box>
            <text:p><text:span text:style-name="T1">DT</text:span></text:p>
            <text:p><text:span text:style-name="T1">DCC 41</text:span></text:p>
          </draw:text-box>
        </draw:frame>
        <draw:frame draw:style-name="gr26" draw:text-style-name="P8" draw:layer="layout" svg:width="1.4cm" svg:height="0.6cm" svg:x="7.6cm" svg:y="17.6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26" draw:text-style-name="P8" draw:layer="layout" svg:width="0.7cm" svg:height="0.6cm" svg:x="10.2cm" svg:y="17.6cm">
          <draw:text-box>
            <text:p><text:span text:style-name="T1">T2</text:span></text:p>
            <text:p><text:span text:style-name="T1">DCC 21</text:span></text:p>
          </draw:text-box>
        </draw:frame>
        <draw:frame draw:style-name="gr26" draw:text-style-name="P8" draw:layer="layout" svg:width="0.7cm" svg:height="0.6cm" svg:x="11.6cm" svg:y="17.6cm">
          <draw:text-box>
            <text:p><text:span text:style-name="T1">UC</text:span></text:p>
            <text:p><text:span text:style-name="T1">DCC 11</text:span></text:p>
          </draw:text-box>
        </draw:frame>
        <draw:circle draw:style-name="gr180" draw:text-style-name="P27" draw:layer="layout" svg:width="0.1cm" svg:height="0.1cm" draw:transform="rotate (-3.14159265358979) translate (7.25cm 16.853cm)">
          <text:p/>
        </draw:circle>
        <draw:line draw:style-name="gr27" draw:text-style-name="P9" draw:layer="layout" svg:x1="7.2cm" svg:y1="16.4cm" svg:x2="7.2cm" svg:y2="16.8cm">
          <text:p/>
        </draw:line>
        <draw:line draw:style-name="gr181" draw:text-style-name="P9" draw:layer="layout" svg:x1="7.4cm" svg:y1="16.4cm" svg:x2="7.4cm" svg:y2="17cm">
          <text:p/>
        </draw:line>
        <draw:circle draw:style-name="gr182" draw:text-style-name="P28" draw:layer="layout" svg:width="0.1cm" svg:height="0.1cm" draw:transform="rotate (-3.14159265358979) translate (7.45cm 17.053cm)">
          <text:p/>
        </draw:circle>
        <draw:circle draw:style-name="gr180" draw:text-style-name="P27" draw:layer="layout" svg:width="0.1cm" svg:height="0.1cm" draw:transform="rotate (-3.14159265358979) translate (6.25cm 16.853cm)">
          <text:p/>
        </draw:circle>
        <draw:line draw:style-name="gr27" draw:text-style-name="P9" draw:layer="layout" svg:x1="6.2cm" svg:y1="16.4cm" svg:x2="6.2cm" svg:y2="16.8cm">
          <text:p/>
        </draw:line>
        <draw:line draw:style-name="gr181" draw:text-style-name="P9" draw:layer="layout" svg:x1="6.4cm" svg:y1="17cm" svg:x2="6.4cm" svg:y2="16.4cm">
          <text:p/>
        </draw:line>
        <draw:circle draw:style-name="gr182" draw:text-style-name="P28" draw:layer="layout" svg:width="0.1cm" svg:height="0.1cm" draw:transform="rotate (-3.14159265358979) translate (6.45cm 17.053cm)">
          <text:p/>
        </draw:circle>
        <draw:polyline draw:style-name="gr174" draw:text-style-name="P9" draw:layer="layout" svg:width="0.399cm" svg:height="1.098cm" svg:x="6.2cm" svg:y="15.201cm" svg:viewBox="0 0 400 1099" draw:points="400,0 400,699 0,699 0,1099">
          <text:p/>
        </draw:polyline>
        <draw:polyline draw:style-name="gr173" draw:text-style-name="P9" draw:layer="layout" svg:width="0.099cm" svg:height="1.299cm" svg:x="8.4cm" svg:y="15cm" svg:viewBox="0 0 100 1300" draw:points="0,0 100,100 100,1300">
          <text:p/>
        </draw:polyline>
        <draw:polyline draw:style-name="gr176" draw:text-style-name="P9" draw:layer="layout" svg:width="0.199cm" svg:height="1.099cm" svg:x="7cm" svg:y="15.2cm" svg:viewBox="0 0 200 1100" draw:points="0,0 0,800 200,800 200,1100">
          <text:p/>
        </draw:polyline>
        <draw:polyline draw:style-name="gr178" draw:text-style-name="P9" draw:layer="layout" svg:width="0.399cm" svg:height="1.299cm" svg:x="7cm" svg:y="15cm" svg:viewBox="0 0 400 1300" draw:points="0,0 100,100 100,900 400,900 400,1300">
          <text:p/>
        </draw:polyline>
        <draw:circle draw:style-name="gr29" draw:text-style-name="P10" draw:layer="layout" svg:width="0.1cm" svg:height="0.1cm" svg:x="8.35cm" svg:y="16cm">
          <text:p/>
        </draw:circle>
        <draw:circle draw:style-name="gr29" draw:text-style-name="P10" draw:layer="layout" svg:width="0.1cm" svg:height="0.1cm" svg:x="8.45cm" svg:y="16cm">
          <text:p/>
        </draw:circle>
        <draw:circle draw:style-name="gr29" draw:text-style-name="P10" draw:layer="layout" svg:width="0.1cm" svg:height="0.1cm" svg:x="8.55cm" svg:y="16cm">
          <text:p/>
        </draw:circle>
        <draw:circle draw:style-name="gr29" draw:text-style-name="P10" draw:layer="layout" svg:width="0.1cm" svg:height="0.1cm" svg:x="8.65cm" svg:y="16cm">
          <text:p/>
        </draw:circle>
        <draw:circle draw:style-name="gr29" draw:text-style-name="P10" draw:layer="layout" svg:width="0.1cm" svg:height="0.1cm" svg:x="8.75cm" svg:y="16cm">
          <text:p/>
        </draw:circle>
        <draw:circle draw:style-name="gr29" draw:text-style-name="P10" draw:layer="layout" svg:width="0.1cm" svg:height="0.1cm" svg:x="8.85cm" svg:y="16cm">
          <text:p/>
        </draw:circle>
        <draw:line draw:style-name="gr358" draw:text-style-name="P16" draw:layer="layout" svg:x1="5.8cm" svg:y1="12.6cm" svg:x2="5.8cm" svg:y2="11.1cm">
          <text:p/>
        </draw:line>
        <draw:circle draw:style-name="gr184" draw:text-style-name="P29" draw:layer="layout" svg:width="0.1cm" svg:height="0.1cm" svg:x="5.75cm" svg:y="11.05cm">
          <text:p/>
        </draw:circle>
        <draw:g draw:style-name="gr3">
          <draw:line draw:style-name="gr185" draw:text-style-name="P30" draw:layer="layout" svg:x1="5.95cm" svg:y1="12.65cm" svg:x2="6.15cm" svg:y2="12.75cm">
            <text:p/>
          </draw:line>
          <draw:line draw:style-name="gr185" draw:text-style-name="P30" draw:layer="layout" svg:x1="5.95cm" svg:y1="12.55cm" svg:x2="6.15cm" svg:y2="12.65cm">
            <text:p/>
          </draw:line>
        </draw:g>
        <draw:line draw:style-name="gr186" draw:text-style-name="P9" draw:layer="layout" svg:x1="5.7cm" svg:y1="12.7cm" svg:x2="5.9cm" svg:y2="12.7cm">
          <text:p/>
        </draw:line>
        <draw:polygon draw:style-name="gr187" draw:text-style-name="P31" draw:layer="layout" svg:width="0.199cm" svg:height="0.199cm" svg:x="5.7cm" svg:y="12.5cm" svg:viewBox="0 0 200 200" draw:points="0,0 200,0 100,200">
          <text:p/>
        </draw:polygon>
        <draw:line draw:style-name="gr186" draw:text-style-name="P9" draw:layer="layout" svg:x1="6.9cm" svg:y1="12.3cm" svg:x2="6.9cm" svg:y2="12.4cm">
          <text:p/>
        </draw:line>
        <draw:rect draw:style-name="gr188" draw:text-style-name="P10" draw:layer="layout" svg:width="0.201cm" svg:height="0.501cm" svg:x="6.799cm" svg:y="12.399cm">
          <text:p/>
        </draw:rect>
        <draw:polyline draw:style-name="gr186" draw:text-style-name="P9" draw:layer="layout" svg:width="1.117cm" svg:height="0.786cm" draw:transform="rotate (-2.96182374063438) translate (6.93518416484047cm 13.0936059535739cm)" svg:viewBox="0 0 1118 787" draw:points="0,197 36,0 1118,197 1011,787">
          <text:p/>
        </draw:polyline>
        <draw:frame draw:style-name="gr359" draw:text-style-name="P19" draw:layer="layout" svg:width="0.24cm" svg:height="0.27cm" svg:x="6.485cm" svg:y="12.505cm">
          <draw:text-box>
            <text:p text:style-name="P17"><text:span text:style-name="T3">330</text:span></text:p>
          </draw:text-box>
        </draw:frame>
        <draw:frame draw:style-name="gr26" draw:text-style-name="P8" draw:layer="layout" svg:width="0.7cm" svg:height="0.3cm" svg:x="5.9cm" svg:y="12.8cm">
          <draw:text-box>
            <text:p><text:span text:style-name="T1">BL, DCC 51</text:span></text:p>
          </draw:text-box>
        </draw:frame>
        <draw:polyline draw:style-name="gr190" draw:text-style-name="P9" draw:layer="layout" svg:width="1.206cm" svg:height="1.724cm" draw:transform="rotate (-2.96182374063438) translate (7.50849745945585cm 13.9975518698223cm)" svg:viewBox="0 0 1207 1725" draw:points="1127,0 1207,116 1064,902 179,741 0,1725">
          <text:p/>
        </draw:polyline>
        <draw:polyline draw:style-name="gr191" draw:text-style-name="P9" draw:layer="layout" svg:width="3.764cm" svg:height="1.259cm" draw:transform="rotate (-2.96182374063438) translate (10.6253748559165cm 13.5401577268962cm)" svg:viewBox="0 0 3765 1260" draw:points="3685,0 3765,116 3640,804 197,178 0,1260">
          <text:p/>
        </draw:polyline>
        <draw:frame draw:style-name="gr360" draw:text-style-name="P19" draw:layer="layout" svg:width="0.115cm" svg:height="0.27cm" svg:x="6.186cm" svg:y="14.105cm">
          <draw:text-box>
            <text:p text:style-name="P17"><text:span text:style-name="T3">1</text:span></text:p>
          </draw:text-box>
        </draw:frame>
        <draw:frame draw:style-name="gr361" draw:text-style-name="P19" draw:layer="layout" svg:width="0.115cm" svg:height="0.27cm" svg:x="7.987cm" svg:y="14.105cm">
          <draw:text-box>
            <text:p text:style-name="P17"><text:span text:style-name="T3">1</text:span></text:p>
          </draw:text-box>
        </draw:frame>
        <draw:frame draw:style-name="gr362" draw:text-style-name="P19" draw:layer="layout" svg:width="0.115cm" svg:height="0.27cm" svg:x="9.788cm" svg:y="14.105cm">
          <draw:text-box>
            <text:p text:style-name="P17"><text:span text:style-name="T3">1</text:span></text:p>
          </draw:text-box>
        </draw:frame>
        <draw:frame draw:style-name="gr363" draw:text-style-name="P19" draw:layer="layout" svg:width="0.115cm" svg:height="0.27cm" svg:x="11.589cm" svg:y="14.105cm">
          <draw:text-box>
            <text:p text:style-name="P17"><text:span text:style-name="T3">1</text:span></text:p>
          </draw:text-box>
        </draw:frame>
        <draw:polyline draw:style-name="gr191" draw:text-style-name="P9" draw:layer="layout" svg:width="2.879cm" svg:height="1.421cm" draw:transform="rotate (-2.96182374063438) translate (11.5543239856582cm 13.6994544984461cm)" svg:viewBox="0 0 2880 1422" draw:points="2799,0 2880,116 2719,1002 161,537 0,1422">
          <text:p/>
        </draw:polyline>
        <draw:polyline draw:style-name="gr196" draw:text-style-name="P9" draw:layer="layout" svg:width="0.393cm" svg:height="1.743cm" draw:transform="rotate (-2.96182374063438) translate (8.37592082420235cm 13.9680297678695cm)" svg:viewBox="0 0 394 1744" draw:points="179,0 0,984 394,1055 268,1744">
          <text:p/>
        </draw:polyline>
        <draw:polyline draw:style-name="gr197" draw:text-style-name="P9" draw:layer="layout" svg:width="0.786cm" svg:height="2.029cm" draw:transform="rotate (-2.96182374063438) translate (8.49670992983564cm 14.1824248270767cm)" svg:viewBox="0 0 787 2030" draw:points="98,0 179,116 0,1100 787,1243 644,2030">
          <text:p/>
        </draw:polyline>
        <draw:polyline draw:style-name="gr198" draw:text-style-name="P9" draw:layer="layout" svg:width="2.468cm" svg:height="1.279cm" draw:transform="rotate (-2.96182374063438) translate (11.2289068112811cm 13.5595928219008cm)" svg:viewBox="0 0 2469 1280" draw:points="2469,0 2308,886 143,493 0,1280">
          <text:p/>
        </draw:polyline>
        <draw:polyline draw:style-name="gr190" draw:text-style-name="P9" draw:layer="layout" svg:width="0.321cm" svg:height="1.886cm" draw:transform="rotate (-2.96182374063438) translate (8.43744658919752cm 14.1568486413723cm)" svg:viewBox="0 0 322 1887" draw:points="241,0 322,116 144,1100 126,1199 0,1887">
          <text:p/>
        </draw:polyline>
        <draw:polyline draw:style-name="gr199" draw:text-style-name="P9" draw:layer="layout" svg:width="2.092cm" svg:height="1.564cm" draw:transform="rotate (-2.96182374063438) translate (10.9799001713626cm 13.840191157808cm)" svg:viewBox="0 0 2093 1565" draw:points="2012,0 2093,116 1896,1199 125,877 0,1565">
          <text:p/>
        </draw:polyline>
        <draw:polyline draw:style-name="gr200" draw:text-style-name="P9" draw:layer="layout" svg:width="1.18cm" svg:height="2.101cm" draw:transform="rotate (-2.96182374063438) translate (10.1671421999808cm 14.1699885758729cm)" svg:viewBox="0 0 1181 2102" draw:points="168,0 248,116 0,1494 1181,1709 1109,2102">
          <text:p/>
        </draw:polyline>
        <draw:polyline draw:style-name="gr196" draw:text-style-name="P9" draw:layer="layout" svg:width="1.573cm" svg:height="1.958cm" draw:transform="rotate (-2.96182374063438) translate (10.2111049890428cm 13.9616357214434cm)" svg:viewBox="0 0 1574 1959" draw:points="215,0 0,1181 1574,1467 1485,1959">
          <text:p/>
        </draw:polyline>
        <draw:polyline draw:style-name="gr191" draw:text-style-name="P9" draw:layer="layout" svg:width="1.698cm" svg:height="1.636cm" draw:transform="rotate (-2.96182374063438) translate (12.1926882642148cm 13.910559487489cm)" svg:viewBox="0 0 1699 1637" draw:points="1619,0 1699,116 1592,707 215,456 0,1637">
          <text:p/>
        </draw:polyline>
        <draw:polyline draw:style-name="gr198" draw:text-style-name="P9" draw:layer="layout" svg:width="1.287cm" svg:height="1.494cm" draw:transform="rotate (-2.96182374063438) translate (11.8672710898377cm 13.7706978109436cm)" svg:viewBox="0 0 1288 1495" draw:points="1288,0 1181,591 197,413 0,1495">
          <text:p/>
        </draw:polyline>
        <draw:polyline draw:style-name="gr200" draw:text-style-name="P9" draw:layer="layout" svg:width="2.655cm" svg:height="2.37cm" draw:transform="rotate (-2.96182374063438) translate (12.0025022856455cm 14.1645625592146cm)" svg:viewBox="0 0 2656 2371" draw:points="204,0 284,116 0,1692 2656,2175 2621,2371">
          <text:p/>
        </draw:polyline>
        <draw:polyline draw:style-name="gr191" draw:text-style-name="P9" draw:layer="layout" svg:width="0.222cm" svg:height="1.905cm" draw:transform="rotate (-2.96182374063438) translate (12.5408515034669cm 14.1755846743846cm)" svg:viewBox="0 0 223 1906" draw:points="142,0 223,116 115,707 215,726 0,1906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hatch draw:name="Red_20_90_20_Degrees_20_Crossed_20_1" draw:display-name="Red 90 Degrees Crossed 1" draw:style="single" draw:color="#000000" draw:distance="0.1cm" draw:rotation="74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05T14:58:39.133000000</dc:date>
    <meta:editing-duration>P1DT11H43M15S</meta:editing-duration>
    <meta:editing-cycles>153</meta:editing-cycles>
    <meta:generator>LibreOffice/24.8.3.2$Windows_X86_64 LibreOffice_project/48a6bac9e7e268aeb4c3483fcf825c94556d9f92</meta:generator>
    <meta:print-date>2024-10-20T09:56:13.86</meta:print-date>
    <meta:printed-by>Karl Hartinger</meta:printed-by>
    <meta:document-statistic meta:object-count="573"/>
  </office:meta>
</office:document-meta>
</file>